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0.2646in"/>
    </style:style>
    <style:style style:name="co23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96">
            <text:p>9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8">
            <text:p>11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9">
            <text:p>22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411">
            <text:p>941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217">
            <text:p>1121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897">
            <text:p>1289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8">
            <text:p>2020-12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4 - 1.09)">
            <text:p>(0.44 - 1.0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8">
            <text:p>0.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8.875">
            <text:p>408.87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36738944669942">
            <text:p>0.0436738945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659715238799">
            <text:p>1.1565971524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2150770547545">
            <text:p>16.215077054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98">
            <text:p>298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48090176381264">
            <text:p>0.0348090176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2420643044295">
            <text:p>1.1242064304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0.2574596429988">
            <text:p>20.25745964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42.875">
            <text:p>542.87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51030247665449">
            <text:p>0.0551030248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881181962621">
            <text:p>1.1988118196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2.9225885600677">
            <text:p>12.922588560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401.75">
            <text:p>401.75</text:p>
          </table:table-cell>
          <table:table-cell office:value-type="float" office:value="533">
            <text:p>533</text:p>
          </table:table-cell>
          <table:table-cell office:value-type="float" office:value="0.043586930017069">
            <text:p>0.04358693</text:p>
          </table:table-cell>
          <table:table-cell office:value-type="float" office:value="0.0589941262848752">
            <text:p>0.0589941263</text:p>
          </table:table-cell>
          <table:table-cell office:value-type="float" office:value="0.0445019620940135">
            <text:p>0.0445019621</text:p>
          </table:table-cell>
          <table:table-cell office:value-type="float" office:value="1.15627790317763">
            <text:p>1.1562779032</text:p>
          </table:table-cell>
          <table:table-cell office:value-type="float" office:value="1.21330084359185">
            <text:p>1.2133008436</text:p>
          </table:table-cell>
          <table:table-cell office:value-type="float" office:value="1.15963849960427">
            <text:p>1.1596384996</text:p>
          </table:table-cell>
          <table:table-cell office:value-type="float" office:value="16.2467475618022">
            <text:p>16.2467475618</text:p>
          </table:table-cell>
          <table:table-cell office:value-type="float" office:value="12.0926898721352">
            <text:p>12.0926898721</text:p>
          </table:table-cell>
          <table:table-cell office:value-type="float" office:value="15.9197130647133">
            <text:p>15.919713064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263">
            <text:p>1026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83.75">
            <text:p>483.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71353405437007">
            <text:p>0.0471353405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6932830294617">
            <text:p>1.1693283029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5.049379954825">
            <text:p>15.04937995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256">
            <text:p>6256</text:p>
          </table:table-cell>
          <table:table-cell office:value-type="float" office:value="10947">
            <text:p>10947</text:p>
          </table:table-cell>
          <table:table-cell office:value-type="float" office:value="160.5">
            <text:p>160.5</text:p>
          </table:table-cell>
          <table:table-cell office:value-type="float" office:value="508.625">
            <text:p>508.625</text:p>
          </table:table-cell>
          <table:table-cell office:value-type="float" office:value="791.625">
            <text:p>791.625</text:p>
          </table:table-cell>
          <table:table-cell office:value-type="float" office:value="0.0417533818938606">
            <text:p>0.0417533819</text:p>
          </table:table-cell>
          <table:table-cell office:value-type="float" office:value="0.0813019501278772">
            <text:p>0.0813019501</text:p>
          </table:table-cell>
          <table:table-cell office:value-type="float" office:value="0.0723143326938887">
            <text:p>0.0723143327</text:p>
          </table:table-cell>
          <table:table-cell office:value-type="float" office:value="1.14955379263168">
            <text:p>1.1495537926</text:p>
          </table:table-cell>
          <table:table-cell office:value-type="float" office:value="1.29751243935298">
            <text:p>1.2975124394</text:p>
          </table:table-cell>
          <table:table-cell office:value-type="float" office:value="1.26334971534602">
            <text:p>1.2633497153</text:p>
          </table:table-cell>
          <table:table-cell office:value-type="float" office:value="16.9451938182499">
            <text:p>16.9451938182</text:p>
          </table:table-cell>
          <table:table-cell office:value-type="float" office:value="8.86765009200196">
            <text:p>8.867650092</text:p>
          </table:table-cell>
          <table:table-cell office:value-type="float" office:value="9.92773877157897">
            <text:p>9.92773877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012">
            <text:p>7012</text:p>
          </table:table-cell>
          <table:table-cell office:value-type="float" office:value="14882">
            <text:p>14882</text:p>
          </table:table-cell>
          <table:table-cell office:value-type="float" office:value="162.375">
            <text:p>162.375</text:p>
          </table:table-cell>
          <table:table-cell office:value-type="float" office:value="483.375">
            <text:p>483.375</text:p>
          </table:table-cell>
          <table:table-cell office:value-type="float" office:value="817.625">
            <text:p>817.625</text:p>
          </table:table-cell>
          <table:table-cell office:value-type="float" office:value="0.0390324519230769">
            <text:p>0.0390324519</text:p>
          </table:table-cell>
          <table:table-cell office:value-type="float" office:value="0.0689353964632059">
            <text:p>0.0689353965</text:p>
          </table:table-cell>
          <table:table-cell office:value-type="float" office:value="0.0549405321865341">
            <text:p>0.0549405322</text:p>
          </table:table-cell>
          <table:table-cell office:value-type="float" office:value="1.1395997050449">
            <text:p>1.139599705</text:p>
          </table:table-cell>
          <table:table-cell office:value-type="float" office:value="1.25058798183688">
            <text:p>1.2505879818</text:p>
          </table:table-cell>
          <table:table-cell office:value-type="float" office:value="1.19820804832367">
            <text:p>1.1982080483</text:p>
          </table:table-cell>
          <table:table-cell office:value-type="float" office:value="18.1025899280627">
            <text:p>18.1025899281</text:p>
          </table:table-cell>
          <table:table-cell office:value-type="float" office:value="10.3977489217037">
            <text:p>10.3977489217</text:p>
          </table:table-cell>
          <table:table-cell office:value-type="float" office:value="12.9598015459133">
            <text:p>12.959801545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444">
            <text:p>7444</text:p>
          </table:table-cell>
          <table:table-cell office:value-type="float" office:value="13347">
            <text:p>13347</text:p>
          </table:table-cell>
          <table:table-cell office:value-type="float" office:value="58">
            <text:p>58</text:p>
          </table:table-cell>
          <table:table-cell office:value-type="float" office:value="255.875">
            <text:p>255.875</text:p>
          </table:table-cell>
          <table:table-cell office:value-type="float" office:value="526.5">
            <text:p>526.5</text:p>
          </table:table-cell>
          <table:table-cell office:value-type="float" office:value="0.012866015971606">
            <text:p>0.012866016</text:p>
          </table:table-cell>
          <table:table-cell office:value-type="float" office:value="0.0343733207952714">
            <text:p>0.0343733208</text:p>
          </table:table-cell>
          <table:table-cell office:value-type="float" office:value="0.0394470667565745">
            <text:p>0.0394470668</text:p>
          </table:table-cell>
          <table:table-cell office:value-type="float" office:value="1.04535550325991">
            <text:p>1.0453555033</text:p>
          </table:table-cell>
          <table:table-cell office:value-type="float" office:value="1.12262241214114">
            <text:p>1.1226224121</text:p>
          </table:table-cell>
          <table:table-cell office:value-type="float" office:value="1.14111463295638">
            <text:p>1.141114633</text:p>
          </table:table-cell>
          <table:table-cell office:value-type="float" office:value="0">
            <text:p>0</text:p>
          </table:table-cell>
          <table:table-cell office:value-type="float" office:value="20.5098881893546">
            <text:p>20.5098881894</text:p>
          </table:table-cell>
          <table:table-cell office:value-type="float" office:value="17.9159161311715">
            <text:p>17.915916131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745">
            <text:p>13745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58">
            <text:p>758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51473263004729">
            <text:p>0.0551473263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9897644814391">
            <text:p>1.1989764481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2.9124809488627">
            <text:p>12.912480948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953">
            <text:p>14953</text:p>
          </table:table-cell>
          <table:table-cell office:value-type="float" office:value="234.125">
            <text:p>234.125</text:p>
          </table:table-cell>
          <table:table-cell office:value-type="float" office:value="413.875">
            <text:p>413.875</text:p>
          </table:table-cell>
          <table:table-cell office:value-type="float" office:value="823.375">
            <text:p>823.375</text:p>
          </table:table-cell>
          <table:table-cell office:value-type="float" office:value="0.0492894736842105">
            <text:p>0.0492894737</text:p>
          </table:table-cell>
          <table:table-cell office:value-type="float" office:value="0.0508258627041631">
            <text:p>0.0508258627</text:p>
          </table:table-cell>
          <table:table-cell office:value-type="float" office:value="0.0550642011636461">
            <text:p>0.0550642012</text:p>
          </table:table-cell>
          <table:table-cell office:value-type="float" office:value="1.17727488423823">
            <text:p>1.1772748842</text:p>
          </table:table-cell>
          <table:table-cell office:value-type="float" office:value="1.18295372537103">
            <text:p>1.1829537254</text:p>
          </table:table-cell>
          <table:table-cell office:value-type="float" office:value="1.19866755392235">
            <text:p>1.1986675539</text:p>
          </table:table-cell>
          <table:table-cell office:value-type="float" office:value="14.4065777289674">
            <text:p>14.406577729</text:p>
          </table:table-cell>
          <table:table-cell office:value-type="float" office:value="13.9813965414712">
            <text:p>13.9813965415</text:p>
          </table:table-cell>
          <table:table-cell office:value-type="float" office:value="12.9314597232081">
            <text:p>12.931459723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6848">
            <text:p>16848</text:p>
          </table:table-cell>
          <table:table-cell office:value-type="float" office:value="326.25">
            <text:p>326.25</text:p>
          </table:table-cell>
          <table:table-cell office:value-type="float" office:value="537.75">
            <text:p>537.75</text:p>
          </table:table-cell>
          <table:table-cell office:value-type="float" office:value="557.625">
            <text:p>557.625</text:p>
          </table:table-cell>
          <table:table-cell office:value-type="float" office:value="0.0614985862393968">
            <text:p>0.0614985862</text:p>
          </table:table-cell>
          <table:table-cell office:value-type="float" office:value="0.0583116460637606">
            <text:p>0.0583116461</text:p>
          </table:table-cell>
          <table:table-cell office:value-type="float" office:value="0.0330974002849003">
            <text:p>0.0330974003</text:p>
          </table:table-cell>
          <table:table-cell office:value-type="float" office:value="1.2226579210124">
            <text:p>1.222657921</text:p>
          </table:table-cell>
          <table:table-cell office:value-type="float" office:value="1.21075524743383">
            <text:p>1.2107552474</text:p>
          </table:table-cell>
          <table:table-cell office:value-type="float" office:value="1.11798795929216">
            <text:p>1.1179879593</text:p>
          </table:table-cell>
          <table:table-cell office:value-type="float" office:value="11.6140714054458">
            <text:p>11.6140714054</text:p>
          </table:table-cell>
          <table:table-cell office:value-type="float" office:value="12.2302425414668">
            <text:p>12.2302425415</text:p>
          </table:table-cell>
          <table:table-cell office:value-type="float" office:value="21.2873400943554">
            <text:p>21.28734009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249">
            <text:p>9249</text:p>
          </table:table-cell>
          <table:table-cell office:value-type="float" office:value="16378">
            <text:p>16378</text:p>
          </table:table-cell>
          <table:table-cell office:value-type="float" office:value="374.5">
            <text:p>374.5</text:p>
          </table:table-cell>
          <table:table-cell office:value-type="float" office:value="553.5">
            <text:p>553.5</text:p>
          </table:table-cell>
          <table:table-cell office:value-type="float" office:value="348.75">
            <text:p>348.75</text:p>
          </table:table-cell>
          <table:table-cell office:value-type="float" office:value="0.0703022339027595">
            <text:p>0.0703022339</text:p>
          </table:table-cell>
          <table:table-cell office:value-type="float" office:value="0.0598443074927019">
            <text:p>0.0598443075</text:p>
          </table:table-cell>
          <table:table-cell office:value-type="float" office:value="0.0212938087678593">
            <text:p>0.0212938088</text:p>
          </table:table-cell>
          <table:table-cell office:value-type="float" office:value="1.25574493067943">
            <text:p>1.2557449307</text:p>
          </table:table-cell>
          <table:table-cell office:value-type="float" office:value="1.21647450485745">
            <text:p>1.2164745049</text:p>
          </table:table-cell>
          <table:table-cell office:value-type="float" office:value="1.07541704621952">
            <text:p>1.0754170462</text:p>
          </table:table-cell>
          <table:table-cell office:value-type="float" office:value="10.2021822547">
            <text:p>10.2021822547</text:p>
          </table:table-cell>
          <table:table-cell office:value-type="float" office:value="11.9257246915347">
            <text:p>11.9257246915</text:p>
          </table:table-cell>
          <table:table-cell office:value-type="float" office:value="32.896939395395">
            <text:p>32.896939395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5528">
            <text:p>5528</text:p>
          </table:table-cell>
          <table:table-cell office:value-type="float" office:value="9318">
            <text:p>9318</text:p>
          </table:table-cell>
          <table:table-cell office:value-type="float" office:value="15325">
            <text:p>15325</text:p>
          </table:table-cell>
          <table:table-cell office:value-type="float" office:value="427.25">
            <text:p>427.25</text:p>
          </table:table-cell>
          <table:table-cell office:value-type="float" office:value="822.25">
            <text:p>822.25</text:p>
          </table:table-cell>
          <table:table-cell office:value-type="float" office:value="292.875">
            <text:p>292.875</text:p>
          </table:table-cell>
          <table:table-cell office:value-type="float" office:value="0.0772883502170767">
            <text:p>0.0772883502</text:p>
          </table:table-cell>
          <table:table-cell office:value-type="float" office:value="0.0882431852328826">
            <text:p>0.0882431852</text:p>
          </table:table-cell>
          <table:table-cell office:value-type="float" office:value="0.0191109298531811">
            <text:p>0.0191109299</text:p>
          </table:table-cell>
          <table:table-cell office:value-type="float" office:value="1.28221726435515">
            <text:p>1.2822172644</text:p>
          </table:table-cell>
          <table:table-cell office:value-type="float" office:value="1.32411339340558">
            <text:p>1.3241133934</text:p>
          </table:table-cell>
          <table:table-cell office:value-type="float" office:value="1.06760410066025">
            <text:p>1.0676041007</text:p>
          </table:table-cell>
          <table:table-cell office:value-type="float" office:value="9.3106005283727">
            <text:p>9.3106005284</text:p>
          </table:table-cell>
          <table:table-cell office:value-type="float" office:value="8.19665508329949">
            <text:p>8.1966550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80">
            <text:p>6080</text:p>
          </table:table-cell>
          <table:table-cell office:value-type="float" office:value="10443">
            <text:p>10443</text:p>
          </table:table-cell>
          <table:table-cell office:value-type="float" office:value="16444">
            <text:p>16444</text:p>
          </table:table-cell>
          <table:table-cell office:value-type="float" office:value="471.5">
            <text:p>471.5</text:p>
          </table:table-cell>
          <table:table-cell office:value-type="float" office:value="806.125">
            <text:p>806.125</text:p>
          </table:table-cell>
          <table:table-cell office:value-type="float" office:value="401.875">
            <text:p>401.875</text:p>
          </table:table-cell>
          <table:table-cell office:value-type="float" office:value="0.0775493421052632">
            <text:p>0.0775493421</text:p>
          </table:table-cell>
          <table:table-cell office:value-type="float" office:value="0.077192856458872">
            <text:p>0.0771928565</text:p>
          </table:table-cell>
          <table:table-cell office:value-type="float" office:value="0.0244390051082462">
            <text:p>0.0244390051</text:p>
          </table:table-cell>
          <table:table-cell office:value-type="float" office:value="1.2832099422719">
            <text:p>1.2832099423</text:p>
          </table:table-cell>
          <table:table-cell office:value-type="float" office:value="1.28185412229908">
            <text:p>1.2818541223</text:p>
          </table:table-cell>
          <table:table-cell office:value-type="float" office:value="1.0867071572214">
            <text:p>1.0867071572</text:p>
          </table:table-cell>
          <table:table-cell office:value-type="float" office:value="9.28040368516371">
            <text:p>9.2804036852</text:p>
          </table:table-cell>
          <table:table-cell office:value-type="float" office:value="9.32170018731832">
            <text:p>9.3217001873</text:p>
          </table:table-cell>
          <table:table-cell office:value-type="float" office:value="28.707511086054">
            <text:p>28.707511086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639">
            <text:p>6639</text:p>
          </table:table-cell>
          <table:table-cell office:value-type="float" office:value="11442">
            <text:p>11442</text:p>
          </table:table-cell>
          <table:table-cell office:value-type="float" office:value="16678">
            <text:p>16678</text:p>
          </table:table-cell>
          <table:table-cell office:value-type="float" office:value="513.125">
            <text:p>513.125</text:p>
          </table:table-cell>
          <table:table-cell office:value-type="float" office:value="829.75">
            <text:p>829.75</text:p>
          </table:table-cell>
          <table:table-cell office:value-type="float" office:value="491">
            <text:p>491</text:p>
          </table:table-cell>
          <table:table-cell office:value-type="float" office:value="0.0772895014309384">
            <text:p>0.0772895014</text:p>
          </table:table-cell>
          <table:table-cell office:value-type="float" office:value="0.0725179164481734">
            <text:p>0.0725179164</text:p>
          </table:table-cell>
          <table:table-cell office:value-type="float" office:value="0.0294399808130471">
            <text:p>0.0294399808</text:p>
          </table:table-cell>
          <table:table-cell office:value-type="float" office:value="1.28222164238991">
            <text:p>1.2822216424</text:p>
          </table:table-cell>
          <table:table-cell office:value-type="float" office:value="1.26412005005234">
            <text:p>1.2641200501</text:p>
          </table:table-cell>
          <table:table-cell office:value-type="float" office:value="1.1047386892874">
            <text:p>1.1047386893</text:p>
          </table:table-cell>
          <table:table-cell office:value-type="float" office:value="9.31046688497539">
            <text:p>9.310466885</text:p>
          </table:table-cell>
          <table:table-cell office:value-type="float" office:value="9.90081872704093">
            <text:p>9.900818727</text:p>
          </table:table-cell>
          <table:table-cell office:value-type="float" office:value="23.8893145029744">
            <text:p>23.88931450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188">
            <text:p>7188</text:p>
          </table:table-cell>
          <table:table-cell office:value-type="float" office:value="11250">
            <text:p>11250</text:p>
          </table:table-cell>
          <table:table-cell office:value-type="float" office:value="16358">
            <text:p>16358</text:p>
          </table:table-cell>
          <table:table-cell office:value-type="float" office:value="511.125">
            <text:p>511.125</text:p>
          </table:table-cell>
          <table:table-cell office:value-type="float" office:value="176.375">
            <text:p>176.375</text:p>
          </table:table-cell>
          <table:table-cell office:value-type="float" office:value="429">
            <text:p>429</text:p>
          </table:table-cell>
          <table:table-cell office:value-type="float" office:value="0.0711080968280467">
            <text:p>0.0711080968</text:p>
          </table:table-cell>
          <table:table-cell office:value-type="float" office:value="0.0156777777777778">
            <text:p>0.0156777778</text:p>
          </table:table-cell>
          <table:table-cell office:value-type="float" office:value="0.0262256999633207">
            <text:p>0.0262257</text:p>
          </table:table-cell>
          <table:table-cell office:value-type="float" office:value="1.2587888073098">
            <text:p>1.2587888073</text:p>
          </table:table-cell>
          <table:table-cell office:value-type="float" office:value="1.05535397594568">
            <text:p>1.0553539759</text:p>
          </table:table-cell>
          <table:table-cell office:value-type="float" office:value="1.09313801305521">
            <text:p>1.0931380131</text:p>
          </table:table-cell>
          <table:table-cell office:value-type="float" office:value="10.0904014172567">
            <text:p>10.0904014173</text:p>
          </table:table-cell>
          <table:table-cell office:value-type="float" office:value="0">
            <text:p>0</text:p>
          </table:table-cell>
          <table:table-cell office:value-type="float" office:value="26.7751518867383">
            <text:p>26.77515188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864">
            <text:p>7864</text:p>
          </table:table-cell>
          <table:table-cell office:value-type="float" office:value="11279">
            <text:p>11279</text:p>
          </table:table-cell>
          <table:table-cell office:value-type="float" office:value="16517">
            <text:p>16517</text:p>
          </table:table-cell>
          <table:table-cell office:value-type="float" office:value="391">
            <text:p>391</text:p>
          </table:table-cell>
          <table:table-cell office:value-type="float" office:value="201.125">
            <text:p>201.125</text:p>
          </table:table-cell>
          <table:table-cell office:value-type="float" office:value="472.125">
            <text:p>472.125</text:p>
          </table:table-cell>
          <table:table-cell office:value-type="float" office:value="0.0497202441505595">
            <text:p>0.0497202442</text:p>
          </table:table-cell>
          <table:table-cell office:value-type="float" office:value="0.0178318113307917">
            <text:p>0.0178318113</text:p>
          </table:table-cell>
          <table:table-cell office:value-type="float" office:value="0.0285841859901919">
            <text:p>0.028584186</text:p>
          </table:table-cell>
          <table:table-cell office:value-type="float" office:value="1.17886617577661">
            <text:p>1.1788661758</text:p>
          </table:table-cell>
          <table:table-cell office:value-type="float" office:value="1.06303456770863">
            <text:p>1.0630345677</text:p>
          </table:table-cell>
          <table:table-cell office:value-type="float" office:value="1.10164608011557">
            <text:p>1.1016460801</text:p>
          </table:table-cell>
          <table:table-cell office:value-type="float" office:value="14.2847156902084">
            <text:p>14.2847156902</text:p>
          </table:table-cell>
          <table:table-cell office:value-type="float" office:value="0">
            <text:p>0</text:p>
          </table:table-cell>
          <table:table-cell office:value-type="float" office:value="24.5942694441144">
            <text:p>24.594269444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585">
            <text:p>8585</text:p>
          </table:table-cell>
          <table:table-cell office:value-type="float" office:value="11732">
            <text:p>11732</text:p>
          </table:table-cell>
          <table:table-cell office:value-type="float" office:value="18123">
            <text:p>18123</text:p>
          </table:table-cell>
          <table:table-cell office:value-type="float" office:value="391.375">
            <text:p>391.375</text:p>
          </table:table-cell>
          <table:table-cell office:value-type="float" office:value="302.25">
            <text:p>302.25</text:p>
          </table:table-cell>
          <table:table-cell office:value-type="float" office:value="364.75">
            <text:p>364.75</text:p>
          </table:table-cell>
          <table:table-cell office:value-type="float" office:value="0.0455882352941176">
            <text:p>0.0455882353</text:p>
          </table:table-cell>
          <table:table-cell office:value-type="float" office:value="0.0257628707807705">
            <text:p>0.0257628708</text:p>
          </table:table-cell>
          <table:table-cell office:value-type="float" office:value="0.020126358770623">
            <text:p>0.0201263588</text:p>
          </table:table-cell>
          <table:table-cell office:value-type="float" office:value="1.16363226643599">
            <text:p>1.1636322664</text:p>
          </table:table-cell>
          <table:table-cell office:value-type="float" office:value="1.091470949734">
            <text:p>1.0914709497</text:p>
          </table:table-cell>
          <table:table-cell office:value-type="float" office:value="1.07123619351921">
            <text:p>1.0712361935</text:p>
          </table:table-cell>
          <table:table-cell office:value-type="float" office:value="15.5485174544481">
            <text:p>15.5485174544</text:p>
          </table:table-cell>
          <table:table-cell office:value-type="float" office:value="27.2499934035462">
            <text:p>27.2499934035</text:p>
          </table:table-cell>
          <table:table-cell office:value-type="float" office:value="34.7851932719311">
            <text:p>34.785193271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182">
            <text:p>9182</text:p>
          </table:table-cell>
          <table:table-cell office:value-type="float" office:value="12148">
            <text:p>12148</text:p>
          </table:table-cell>
          <table:table-cell office:value-type="float" office:value="18772">
            <text:p>18772</text:p>
          </table:table-cell>
          <table:table-cell office:value-type="float" office:value="119.75">
            <text:p>119.75</text:p>
          </table:table-cell>
          <table:table-cell office:value-type="float" office:value="403">
            <text:p>403</text:p>
          </table:table-cell>
          <table:table-cell office:value-type="float" office:value="191.75">
            <text:p>191.75</text:p>
          </table:table-cell>
          <table:table-cell office:value-type="float" office:value="0.0130418209540405">
            <text:p>0.013041821</text:p>
          </table:table-cell>
          <table:table-cell office:value-type="float" office:value="0.0331741850510372">
            <text:p>0.0331741851</text:p>
          </table:table-cell>
          <table:table-cell office:value-type="float" office:value="0.0102146814404432">
            <text:p>0.0102146814</text:p>
          </table:table-cell>
          <table:table-cell office:value-type="float" office:value="1.04597974796298">
            <text:p>1.045979748</text:p>
          </table:table-cell>
          <table:table-cell office:value-type="float" office:value="1.11826667972408">
            <text:p>1.1182666797</text:p>
          </table:table-cell>
          <table:table-cell office:value-type="float" office:value="1.03595589088673">
            <text:p>1.0359558909</text:p>
          </table:table-cell>
          <table:table-cell office:value-type="float" office:value="0">
            <text:p>0</text:p>
          </table:table-cell>
          <table:table-cell office:value-type="float" office:value="21.2388620780327">
            <text:p>21.238862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854">
            <text:p>8854</text:p>
          </table:table-cell>
          <table:table-cell office:value-type="float" office:value="11924">
            <text:p>11924</text:p>
          </table:table-cell>
          <table:table-cell office:value-type="float" office:value="18207">
            <text:p>18207</text:p>
          </table:table-cell>
          <table:table-cell office:value-type="float" office:value="205.875">
            <text:p>205.875</text:p>
          </table:table-cell>
          <table:table-cell office:value-type="float" office:value="280.5">
            <text:p>280.5</text:p>
          </table:table-cell>
          <table:table-cell office:value-type="float" office:value="294.625">
            <text:p>294.625</text:p>
          </table:table-cell>
          <table:table-cell office:value-type="float" office:value="0.023252202394398">
            <text:p>0.0232522024</text:p>
          </table:table-cell>
          <table:table-cell office:value-type="float" office:value="0.0235239852398524">
            <text:p>0.0235239852</text:p>
          </table:table-cell>
          <table:table-cell office:value-type="float" office:value="0.0161819629812709">
            <text:p>0.016181963</text:p>
          </table:table-cell>
          <table:table-cell office:value-type="float" office:value="1.08244241161613">
            <text:p>1.0824424116</text:p>
          </table:table-cell>
          <table:table-cell office:value-type="float" office:value="1.08341856898735">
            <text:p>1.083418569</text:p>
          </table:table-cell>
          <table:table-cell office:value-type="float" office:value="1.05715010804927">
            <text:p>1.057150108</text:p>
          </table:table-cell>
          <table:table-cell office:value-type="float" office:value="30.1552040415669">
            <text:p>30.1552040416</text:p>
          </table:table-cell>
          <table:table-cell office:value-type="float" office:value="29.8107812739801">
            <text:p>29.810781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824">
            <text:p>8824</text:p>
          </table:table-cell>
          <table:table-cell office:value-type="float" office:value="12178">
            <text:p>12178</text:p>
          </table:table-cell>
          <table:table-cell office:value-type="float" office:value="18943">
            <text:p>18943</text:p>
          </table:table-cell>
          <table:table-cell office:value-type="float" office:value="217.25">
            <text:p>217.25</text:p>
          </table:table-cell>
          <table:table-cell office:value-type="float" office:value="373.5">
            <text:p>373.5</text:p>
          </table:table-cell>
          <table:table-cell office:value-type="float" office:value="450.5">
            <text:p>450.5</text:p>
          </table:table-cell>
          <table:table-cell office:value-type="float" office:value="0.0246203535811423">
            <text:p>0.0246203536</text:p>
          </table:table-cell>
          <table:table-cell office:value-type="float" office:value="0.0306700607653145">
            <text:p>0.0306700608</text:p>
          </table:table-cell>
          <table:table-cell office:value-type="float" office:value="0.0237818719315842">
            <text:p>0.0237818719</text:p>
          </table:table-cell>
          <table:table-cell office:value-type="float" office:value="1.0873593146825">
            <text:p>1.0873593147</text:p>
          </table:table-cell>
          <table:table-cell office:value-type="float" office:value="1.1091888918282">
            <text:p>1.1091888918</text:p>
          </table:table-cell>
          <table:table-cell office:value-type="float" office:value="1.08434508352838">
            <text:p>1.0843450835</text:p>
          </table:table-cell>
          <table:table-cell office:value-type="float" office:value="28.4985897427164">
            <text:p>28.4985897427</text:p>
          </table:table-cell>
          <table:table-cell office:value-type="float" office:value="22.9449528049165">
            <text:p>22.9449528049</text:p>
          </table:table-cell>
          <table:table-cell office:value-type="float" office:value="29.4912471564241">
            <text:p>29.491247156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9390">
            <text:p>9390</text:p>
          </table:table-cell>
          <table:table-cell office:value-type="float" office:value="13492">
            <text:p>13492</text:p>
          </table:table-cell>
          <table:table-cell office:value-type="float" office:value="18995">
            <text:p>18995</text:p>
          </table:table-cell>
          <table:table-cell office:value-type="float" office:value="225.5">
            <text:p>225.5</text:p>
          </table:table-cell>
          <table:table-cell office:value-type="float" office:value="270.5">
            <text:p>270.5</text:p>
          </table:table-cell>
          <table:table-cell office:value-type="float" office:value="145.375">
            <text:p>145.375</text:p>
          </table:table-cell>
          <table:table-cell office:value-type="float" office:value="0.0240149094781683">
            <text:p>0.0240149095</text:p>
          </table:table-cell>
          <table:table-cell office:value-type="float" office:value="0.0200489178772606">
            <text:p>0.0200489179</text:p>
          </table:table-cell>
          <table:table-cell office:value-type="float" office:value="0.0076533298236378">
            <text:p>0.0076533298</text:p>
          </table:table-cell>
          <table:table-cell office:value-type="float" office:value="1.08518254629299">
            <text:p>1.0851825463</text:p>
          </table:table-cell>
          <table:table-cell office:value-type="float" office:value="1.07095905242219">
            <text:p>1.0709590524</text:p>
          </table:table-cell>
          <table:table-cell office:value-type="float" office:value="1.02690145835922">
            <text:p>1.0269014584</text:p>
          </table:table-cell>
          <table:table-cell office:value-type="float" office:value="29.2084047285659">
            <text:p>29.2084047286</text:p>
          </table:table-cell>
          <table:table-cell office:value-type="float" office:value="34.918224617502">
            <text:p>34.91822461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9182">
            <text:p>9182</text:p>
          </table:table-cell>
          <table:table-cell office:value-type="float" office:value="13235">
            <text:p>13235</text:p>
          </table:table-cell>
          <table:table-cell office:value-type="float" office:value="18202">
            <text:p>18202</text:p>
          </table:table-cell>
          <table:table-cell office:value-type="float" office:value="119.75">
            <text:p>119.75</text:p>
          </table:table-cell>
          <table:table-cell office:value-type="float" office:value="53">
            <text:p>53</text:p>
          </table:table-cell>
          <table:table-cell office:value-type="float" office:value="252">
            <text:p>252</text:p>
          </table:table-cell>
          <table:table-cell office:value-type="float" office:value="0.0130418209540405">
            <text:p>0.013041821</text:p>
          </table:table-cell>
          <table:table-cell office:value-type="float" office:value="0.00400453343407631">
            <text:p>0.0040045334</text:p>
          </table:table-cell>
          <table:table-cell office:value-type="float" office:value="0.0138446324579717">
            <text:p>0.0138446325</text:p>
          </table:table-cell>
          <table:table-cell office:value-type="float" office:value="1.04597974796298">
            <text:p>1.045979748</text:p>
          </table:table-cell>
          <table:table-cell office:value-type="float" office:value="1.0140472981438">
            <text:p>1.0140472981</text:p>
          </table:table-cell>
          <table:table-cell office:value-type="float" office:value="1.04883189434478">
            <text:p>1.04883189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882">
            <text:p>8882</text:p>
          </table:table-cell>
          <table:table-cell office:value-type="float" office:value="13174">
            <text:p>13174</text:p>
          </table:table-cell>
          <table:table-cell office:value-type="float" office:value="18747">
            <text:p>18747</text:p>
          </table:table-cell>
          <table:table-cell office:value-type="float" office:value="136.5">
            <text:p>136.5</text:p>
          </table:table-cell>
          <table:table-cell office:value-type="float" office:value="256.875">
            <text:p>256.875</text:p>
          </table:table-cell>
          <table:table-cell office:value-type="float" office:value="368.75">
            <text:p>368.75</text:p>
          </table:table-cell>
          <table:table-cell office:value-type="float" office:value="0.0153681603242513">
            <text:p>0.0153681603</text:p>
          </table:table-cell>
          <table:table-cell office:value-type="float" office:value="0.019498633672385">
            <text:p>0.0194986337</text:p>
          </table:table-cell>
          <table:table-cell office:value-type="float" office:value="0.0196698138368806">
            <text:p>0.0196698138</text:p>
          </table:table-cell>
          <table:table-cell office:value-type="float" office:value="1.05425147462431">
            <text:p>1.0542514746</text:p>
          </table:table-cell>
          <table:table-cell office:value-type="float" office:value="1.06899040341492">
            <text:p>1.0689904034</text:p>
          </table:table-cell>
          <table:table-cell office:value-type="float" office:value="1.06960267551878">
            <text:p>1.06960267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9133">
            <text:p>9133</text:p>
          </table:table-cell>
          <table:table-cell office:value-type="float" office:value="13489">
            <text:p>13489</text:p>
          </table:table-cell>
          <table:table-cell office:value-type="float" office:value="19302">
            <text:p>19302</text:p>
          </table:table-cell>
          <table:table-cell office:value-type="float" office:value="136.625">
            <text:p>136.625</text:p>
          </table:table-cell>
          <table:table-cell office:value-type="float" office:value="287">
            <text:p>287</text:p>
          </table:table-cell>
          <table:table-cell office:value-type="float" office:value="196.5">
            <text:p>196.5</text:p>
          </table:table-cell>
          <table:table-cell office:value-type="float" office:value="0.0149594875725391">
            <text:p>0.0149594876</text:p>
          </table:table-cell>
          <table:table-cell office:value-type="float" office:value="0.0212765957446809">
            <text:p>0.0212765957</text:p>
          </table:table-cell>
          <table:table-cell office:value-type="float" office:value="0.0101802921976997">
            <text:p>0.0101802922</text:p>
          </table:table-cell>
          <table:table-cell office:value-type="float" office:value="1.05279682759002">
            <text:p>1.0527968276</text:p>
          </table:table-cell>
          <table:table-cell office:value-type="float" office:value="1.07535536441829">
            <text:p>1.0753553644</text:p>
          </table:table-cell>
          <table:table-cell office:value-type="float" office:value="1.03583415385644">
            <text:p>1.0358341539</text:p>
          </table:table-cell>
          <table:table-cell office:value-type="float" office:value="0">
            <text:p>0</text:p>
          </table:table-cell>
          <table:table-cell office:value-type="float" office:value="32.923274992979">
            <text:p>32.923274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10298">
            <text:p>10298</text:p>
          </table:table-cell>
          <table:table-cell office:value-type="float" office:value="13726">
            <text:p>13726</text:p>
          </table:table-cell>
          <table:table-cell office:value-type="float" office:value="19830">
            <text:p>19830</text:p>
          </table:table-cell>
          <table:table-cell office:value-type="float" office:value="103.25">
            <text:p>103.25</text:p>
          </table:table-cell>
          <table:table-cell office:value-type="float" office:value="167.5">
            <text:p>167.5</text:p>
          </table:table-cell>
          <table:table-cell office:value-type="float" office:value="275.75">
            <text:p>275.75</text:p>
          </table:table-cell>
          <table:table-cell office:value-type="float" office:value="0.0100262186832395">
            <text:p>0.0100262187</text:p>
          </table:table-cell>
          <table:table-cell office:value-type="float" office:value="0.0122031181698965">
            <text:p>0.0122031182</text:p>
          </table:table-cell>
          <table:table-cell office:value-type="float" office:value="0.0139056984367121">
            <text:p>0.0139056984</text:p>
          </table:table-cell>
          <table:table-cell office:value-type="float" office:value="1.03528879451106">
            <text:p>1.0352887945</text:p>
          </table:table-cell>
          <table:table-cell office:value-type="float" office:value="1.04300278913705">
            <text:p>1.0430027891</text:p>
          </table:table-cell>
          <table:table-cell office:value-type="float" office:value="1.04904894668856">
            <text:p>1.04904894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3">
            <text:p>173</text:p>
          </table:table-cell>
          <table:table-cell office:value-type="float" office:value="10290">
            <text:p>10290</text:p>
          </table:table-cell>
          <table:table-cell office:value-type="float" office:value="13445">
            <text:p>13445</text:p>
          </table:table-cell>
          <table:table-cell office:value-type="float" office:value="19541">
            <text:p>19541</text:p>
          </table:table-cell>
          <table:table-cell office:value-type="float" office:value="-2.125">
            <text:p>-2.125</text:p>
          </table:table-cell>
          <table:table-cell office:value-type="float" office:value="92">
            <text:p>92</text:p>
          </table:table-cell>
          <table:table-cell office:value-type="float" office:value="473.625">
            <text:p>473.625</text:p>
          </table:table-cell>
          <table:table-cell office:value-type="float" office:value="-0.000206511175898931">
            <text:p>-0.0002065112</text:p>
          </table:table-cell>
          <table:table-cell office:value-type="float" office:value="0.00684269245072518">
            <text:p>0.0068426925</text:p>
          </table:table-cell>
          <table:table-cell office:value-type="float" office:value="0.0242375006396807">
            <text:p>0.0242375006</text:p>
          </table:table-cell>
          <table:table-cell office:value-type="float" office:value="0.999277294472211">
            <text:p>0.9992772945</text:p>
          </table:table-cell>
          <table:table-cell office:value-type="float" office:value="1.02404119555989">
            <text:p>1.0240411956</text:p>
          </table:table-cell>
          <table:table-cell office:value-type="float" office:value="1.08598266685591">
            <text:p>1.0859826669</text:p>
          </table:table-cell>
          <table:table-cell table:number-columns-repeated="2" office:value-type="float" office:value="0">
            <text:p>0</text:p>
          </table:table-cell>
          <table:table-cell office:value-type="float" office:value="28.9433197262398">
            <text:p>28.943319726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828">
            <text:p>9828</text:p>
          </table:table-cell>
          <table:table-cell office:value-type="float" office:value="13601">
            <text:p>13601</text:p>
          </table:table-cell>
          <table:table-cell office:value-type="float" office:value="21270">
            <text:p>21270</text:p>
          </table:table-cell>
          <table:table-cell office:value-type="float" office:value="70">
            <text:p>70</text:p>
          </table:table-cell>
          <table:table-cell office:value-type="float" office:value="171">
            <text:p>171</text:p>
          </table:table-cell>
          <table:table-cell office:value-type="float" office:value="689.75">
            <text:p>689.75</text:p>
          </table:table-cell>
          <table:table-cell office:value-type="float" office:value="0.00712250712250712">
            <text:p>0.0071225071</text:p>
          </table:table-cell>
          <table:table-cell office:value-type="float" office:value="0.012572604955518">
            <text:p>0.012572605</text:p>
          </table:table-cell>
          <table:table-cell office:value-type="float" office:value="0.0324283027738599">
            <text:p>0.0324283028</text:p>
          </table:table-cell>
          <table:table-cell office:value-type="float" office:value="1.02502820593989">
            <text:p>1.0250282059</text:p>
          </table:table-cell>
          <table:table-cell office:value-type="float" office:value="1.04431393531923">
            <text:p>1.0443139353</text:p>
          </table:table-cell>
          <table:table-cell office:value-type="float" office:value="1.11556018555726">
            <text:p>1.1155601856</text:p>
          </table:table-cell>
          <table:table-cell table:number-columns-repeated="2" office:value-type="float" office:value="0">
            <text:p>0</text:p>
          </table:table-cell>
          <table:table-cell office:value-type="float" office:value="21.7194899593489">
            <text:p>21.719489959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738">
            <text:p>13738</text:p>
          </table:table-cell>
          <table:table-cell office:value-type="float" office:value="21376">
            <text:p>21376</text:p>
          </table:table-cell>
          <table:table-cell office:value-type="float" office:value="122.125">
            <text:p>122.125</text:p>
          </table:table-cell>
          <table:table-cell office:value-type="float" office:value="246.25">
            <text:p>246.25</text:p>
          </table:table-cell>
          <table:table-cell office:value-type="float" office:value="836.875">
            <text:p>836.875</text:p>
          </table:table-cell>
          <table:table-cell office:value-type="float" office:value="0.0118637070137944">
            <text:p>0.011863707</text:p>
          </table:table-cell>
          <table:table-cell office:value-type="float" office:value="0.0179247343135828">
            <text:p>0.0179247343</text:p>
          </table:table-cell>
          <table:table-cell office:value-type="float" office:value="0.0391502151946108">
            <text:p>0.0391502152</text:p>
          </table:table-cell>
          <table:table-cell office:value-type="float" office:value="1.04179883973473">
            <text:p>1.0417988397</text:p>
          </table:table-cell>
          <table:table-cell office:value-type="float" office:value="1.06336631045396">
            <text:p>1.0633663105</text:p>
          </table:table-cell>
          <table:table-cell office:value-type="float" office:value="1.14002992230672">
            <text:p>1.1400299223</text:p>
          </table:table-cell>
          <table:table-cell table:number-columns-repeated="2" office:value-type="float" office:value="0">
            <text:p>0</text:p>
          </table:table-cell>
          <table:table-cell office:value-type="float" office:value="18.0491668935252">
            <text:p>18.049166893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10266">
            <text:p>10266</text:p>
          </table:table-cell>
          <table:table-cell office:value-type="float" office:value="14300">
            <text:p>14300</text:p>
          </table:table-cell>
          <table:table-cell office:value-type="float" office:value="21084">
            <text:p>21084</text:p>
          </table:table-cell>
          <table:table-cell office:value-type="float" office:value="38">
            <text:p>38</text:p>
          </table:table-cell>
          <table:table-cell office:value-type="float" office:value="92.75">
            <text:p>92.75</text:p>
          </table:table-cell>
          <table:table-cell office:value-type="float" office:value="1015">
            <text:p>1015</text:p>
          </table:table-cell>
          <table:table-cell office:value-type="float" office:value="0.00370153906097799">
            <text:p>0.0037015391</text:p>
          </table:table-cell>
          <table:table-cell office:value-type="float" office:value="0.00648601398601399">
            <text:p>0.006486014</text:p>
          </table:table-cell>
          <table:table-cell office:value-type="float" office:value="0.048140770252324">
            <text:p>0.0481407703</text:p>
          </table:table-cell>
          <table:table-cell office:value-type="float" office:value="1.01298224144061">
            <text:p>1.0129822414</text:p>
          </table:table-cell>
          <table:table-cell office:value-type="float" office:value="1.02278350297081">
            <text:p>1.022783503</text:p>
          </table:table-cell>
          <table:table-cell office:value-type="float" office:value="1.17303506205369">
            <text:p>1.1730350621</text:p>
          </table:table-cell>
          <table:table-cell table:number-columns-repeated="2" office:value-type="float" office:value="0">
            <text:p>0</text:p>
          </table:table-cell>
          <table:table-cell office:value-type="float" office:value="14.7421978840732">
            <text:p>14.742197884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9880">
            <text:p>9880</text:p>
          </table:table-cell>
          <table:table-cell office:value-type="float" office:value="14056">
            <text:p>14056</text:p>
          </table:table-cell>
          <table:table-cell office:value-type="float" office:value="22536">
            <text:p>22536</text:p>
          </table:table-cell>
          <table:table-cell office:value-type="float" office:value="-1.875">
            <text:p>-1.875</text:p>
          </table:table-cell>
          <table:table-cell office:value-type="float" office:value="333.375">
            <text:p>333.375</text:p>
          </table:table-cell>
          <table:table-cell office:value-type="float" office:value="1202.25">
            <text:p>1202.25</text:p>
          </table:table-cell>
          <table:table-cell office:value-type="float" office:value="-0.000189777327935223">
            <text:p>-0.0001897773</text:p>
          </table:table-cell>
          <table:table-cell office:value-type="float" office:value="0.0237176294820717">
            <text:p>0.0237176295</text:p>
          </table:table-cell>
          <table:table-cell office:value-type="float" office:value="0.05334797657082">
            <text:p>0.0533479766</text:p>
          </table:table-cell>
          <table:table-cell office:value-type="float" office:value="0.999335849942478">
            <text:p>0.9993358499</text:p>
          </table:table-cell>
          <table:table-cell office:value-type="float" office:value="1.08411425404582">
            <text:p>1.084114254</text:p>
          </table:table-cell>
          <table:table-cell office:value-type="float" office:value="1.1922960909421">
            <text:p>1.1922960909</text:p>
          </table:table-cell>
          <table:table-cell office:value-type="float" office:value="0">
            <text:p>0</text:p>
          </table:table-cell>
          <table:table-cell office:value-type="float" office:value="29.5701968003693">
            <text:p>29.5701968004</text:p>
          </table:table-cell>
          <table:table-cell office:value-type="float" office:value="13.3365138943563">
            <text:p>13.336513894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530">
            <text:p>14530</text:p>
          </table:table-cell>
          <table:table-cell office:value-type="float" office:value="24230">
            <text:p>24230</text:p>
          </table:table-cell>
          <table:table-cell office:value-type="float" office:value="126.25">
            <text:p>126.25</text:p>
          </table:table-cell>
          <table:table-cell office:value-type="float" office:value="673.75">
            <text:p>673.75</text:p>
          </table:table-cell>
          <table:table-cell office:value-type="float" office:value="1246.75">
            <text:p>1246.75</text:p>
          </table:table-cell>
          <table:table-cell office:value-type="float" office:value="0.0131237006237006">
            <text:p>0.0131237006</text:p>
          </table:table-cell>
          <table:table-cell office:value-type="float" office:value="0.0463695801789401">
            <text:p>0.0463695802</text:p>
          </table:table-cell>
          <table:table-cell office:value-type="float" office:value="0.0514548080891457">
            <text:p>0.0514548081</text:p>
          </table:table-cell>
          <table:table-cell office:value-type="float" office:value="1.04627052595835">
            <text:p>1.046270526</text:p>
          </table:table-cell>
          <table:table-cell office:value-type="float" office:value="1.16650780103959">
            <text:p>1.166507801</text:p>
          </table:table-cell>
          <table:table-cell office:value-type="float" office:value="1.18528111897197">
            <text:p>1.185281119</text:p>
          </table:table-cell>
          <table:table-cell office:value-type="float" office:value="0">
            <text:p>0</text:p>
          </table:table-cell>
          <table:table-cell office:value-type="float" office:value="15.2922724439812">
            <text:p>15.292272444</text:p>
          </table:table-cell>
          <table:table-cell office:value-type="float" office:value="13.8146650261636">
            <text:p>13.81466502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110">
            <text:p>10110</text:p>
          </table:table-cell>
          <table:table-cell office:value-type="float" office:value="15124">
            <text:p>15124</text:p>
          </table:table-cell>
          <table:table-cell office:value-type="float" office:value="25854">
            <text:p>25854</text:p>
          </table:table-cell>
          <table:table-cell office:value-type="float" office:value="116.25">
            <text:p>116.25</text:p>
          </table:table-cell>
          <table:table-cell office:value-type="float" office:value="779">
            <text:p>779</text:p>
          </table:table-cell>
          <table:table-cell office:value-type="float" office:value="1248.25">
            <text:p>1248.25</text:p>
          </table:table-cell>
          <table:table-cell office:value-type="float" office:value="0.0114985163204748">
            <text:p>0.0114985163</text:p>
          </table:table-cell>
          <table:table-cell office:value-type="float" office:value="0.0515075376884422">
            <text:p>0.0515075377</text:p>
          </table:table-cell>
          <table:table-cell office:value-type="float" office:value="0.0482807302545061">
            <text:p>0.0482807303</text:p>
          </table:table-cell>
          <table:table-cell office:value-type="float" office:value="1.0405039502417">
            <text:p>1.0405039502</text:p>
          </table:table-cell>
          <table:table-cell office:value-type="float" office:value="1.18547631372945">
            <text:p>1.1854763137</text:p>
          </table:table-cell>
          <table:table-cell office:value-type="float" office:value="1.17355137256203">
            <text:p>1.1735513726</text:p>
          </table:table-cell>
          <table:table-cell office:value-type="float" office:value="0">
            <text:p>0</text:p>
          </table:table-cell>
          <table:table-cell office:value-type="float" office:value="13.8008715292824">
            <text:p>13.8008715293</text:p>
          </table:table-cell>
          <table:table-cell office:value-type="float" office:value="14.7004511246026">
            <text:p>14.700451124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576">
            <text:p>10576</text:p>
          </table:table-cell>
          <table:table-cell office:value-type="float" office:value="16027">
            <text:p>16027</text:p>
          </table:table-cell>
          <table:table-cell office:value-type="float" office:value="27595">
            <text:p>27595</text:p>
          </table:table-cell>
          <table:table-cell office:value-type="float" office:value="117">
            <text:p>117</text:p>
          </table:table-cell>
          <table:table-cell office:value-type="float" office:value="876.125">
            <text:p>876.125</text:p>
          </table:table-cell>
          <table:table-cell office:value-type="float" office:value="1536.875">
            <text:p>1536.875</text:p>
          </table:table-cell>
          <table:table-cell office:value-type="float" office:value="0.0110627836611195">
            <text:p>0.0110627837</text:p>
          </table:table-cell>
          <table:table-cell office:value-type="float" office:value="0.0546655643601423">
            <text:p>0.0546655644</text:p>
          </table:table-cell>
          <table:table-cell office:value-type="float" office:value="0.0556939662982424">
            <text:p>0.0556939663</text:p>
          </table:table-cell>
          <table:table-cell office:value-type="float" office:value="1.03895961777129">
            <text:p>1.0389596178</text:p>
          </table:table-cell>
          <table:table-cell office:value-type="float" office:value="1.19718659015705">
            <text:p>1.1971865902</text:p>
          </table:table-cell>
          <table:table-cell office:value-type="float" office:value="1.20100844509263">
            <text:p>1.2010084451</text:p>
          </table:table-cell>
          <table:table-cell office:value-type="float" office:value="0">
            <text:p>0</text:p>
          </table:table-cell>
          <table:table-cell office:value-type="float" office:value="13.0232766854834">
            <text:p>13.0232766855</text:p>
          </table:table-cell>
          <table:table-cell office:value-type="float" office:value="12.7890853842241">
            <text:p>12.789085384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017">
            <text:p>17017</text:p>
          </table:table-cell>
          <table:table-cell office:value-type="float" office:value="28987">
            <text:p>28987</text:p>
          </table:table-cell>
          <table:table-cell office:value-type="float" office:value="230">
            <text:p>230</text:p>
          </table:table-cell>
          <table:table-cell office:value-type="float" office:value="877.375">
            <text:p>877.375</text:p>
          </table:table-cell>
          <table:table-cell office:value-type="float" office:value="1627">
            <text:p>1627</text:p>
          </table:table-cell>
          <table:table-cell office:value-type="float" office:value="0.021978021978022">
            <text:p>0.021978022</text:p>
          </table:table-cell>
          <table:table-cell office:value-type="float" office:value="0.0515587353822648">
            <text:p>0.0515587354</text:p>
          </table:table-cell>
          <table:table-cell office:value-type="float" office:value="0.0561286093766171">
            <text:p>0.0561286094</text:p>
          </table:table-cell>
          <table:table-cell office:value-type="float" office:value="1.07786982248521">
            <text:p>1.0778698225</text:p>
          </table:table-cell>
          <table:table-cell office:value-type="float" office:value="1.18566584809859">
            <text:p>1.1856658481</text:p>
          </table:table-cell>
          <table:table-cell office:value-type="float" office:value="1.20262495756764">
            <text:p>1.2026249576</text:p>
          </table:table-cell>
          <table:table-cell office:value-type="float" office:value="31.883514564779">
            <text:p>31.8835145648</text:p>
          </table:table-cell>
          <table:table-cell office:value-type="float" office:value="13.7875057527834">
            <text:p>13.7875057528</text:p>
          </table:table-cell>
          <table:table-cell office:value-type="float" office:value="12.6926862987394">
            <text:p>12.692686298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770">
            <text:p>17770</text:p>
          </table:table-cell>
          <table:table-cell office:value-type="float" office:value="30754">
            <text:p>30754</text:p>
          </table:table-cell>
          <table:table-cell office:value-type="float" office:value="441.25">
            <text:p>441.25</text:p>
          </table:table-cell>
          <table:table-cell office:value-type="float" office:value="811.125">
            <text:p>811.125</text:p>
          </table:table-cell>
          <table:table-cell office:value-type="float" office:value="1385">
            <text:p>1385</text:p>
          </table:table-cell>
          <table:table-cell office:value-type="float" office:value="0.0399032374751311">
            <text:p>0.0399032375</text:p>
          </table:table-cell>
          <table:table-cell office:value-type="float" office:value="0.045645751266179">
            <text:p>0.0456457513</text:p>
          </table:table-cell>
          <table:table-cell office:value-type="float" office:value="0.04503479222215">
            <text:p>0.0450347922</text:p>
          </table:table-cell>
          <table:table-cell office:value-type="float" office:value="1.14278217715051">
            <text:p>1.1427821772</text:p>
          </table:table-cell>
          <table:table-cell office:value-type="float" office:value="1.16384385726459">
            <text:p>1.1638438573</text:p>
          </table:table-cell>
          <table:table-cell office:value-type="float" office:value="1.16159691249809">
            <text:p>1.1615969125</text:p>
          </table:table-cell>
          <table:table-cell office:value-type="float" office:value="17.7150138797977">
            <text:p>17.7150138798</text:p>
          </table:table-cell>
          <table:table-cell office:value-type="float" office:value="15.5293558091551">
            <text:p>15.5293558092</text:p>
          </table:table-cell>
          <table:table-cell office:value-type="float" office:value="15.7353999138372">
            <text:p>15.735399913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592">
            <text:p>18592</text:p>
          </table:table-cell>
          <table:table-cell office:value-type="float" office:value="31867">
            <text:p>31867</text:p>
          </table:table-cell>
          <table:table-cell office:value-type="float" office:value="458.625">
            <text:p>458.625</text:p>
          </table:table-cell>
          <table:table-cell office:value-type="float" office:value="550.375">
            <text:p>550.375</text:p>
          </table:table-cell>
          <table:table-cell office:value-type="float" office:value="962.875">
            <text:p>962.875</text:p>
          </table:table-cell>
          <table:table-cell office:value-type="float" office:value="0.0408611012116892">
            <text:p>0.0408611012</text:p>
          </table:table-cell>
          <table:table-cell office:value-type="float" office:value="0.0296027861445783">
            <text:p>0.0296027861</text:p>
          </table:table-cell>
          <table:table-cell office:value-type="float" office:value="0.0302154266168764">
            <text:p>0.0302154266</text:p>
          </table:table-cell>
          <table:table-cell office:value-type="float" office:value="1.14628632824169">
            <text:p>1.1462863282</text:p>
          </table:table-cell>
          <table:table-cell office:value-type="float" office:value="1.10532734840317">
            <text:p>1.1053273484</text:p>
          </table:table-cell>
          <table:table-cell office:value-type="float" office:value="1.10754341829012">
            <text:p>1.1075434183</text:p>
          </table:table-cell>
          <table:table-cell office:value-type="float" office:value="17.3077576803202">
            <text:p>17.3077576803</text:p>
          </table:table-cell>
          <table:table-cell office:value-type="float" office:value="23.7598190235882">
            <text:p>23.7598190236</text:p>
          </table:table-cell>
          <table:table-cell office:value-type="float" office:value="23.2850293599527">
            <text:p>23.2850293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28">
            <text:p>19328</text:p>
          </table:table-cell>
          <table:table-cell office:value-type="float" office:value="33369">
            <text:p>33369</text:p>
          </table:table-cell>
          <table:table-cell office:value-type="float" office:value="526.75">
            <text:p>526.75</text:p>
          </table:table-cell>
          <table:table-cell office:value-type="float" office:value="1055.5">
            <text:p>1055.5</text:p>
          </table:table-cell>
          <table:table-cell office:value-type="float" office:value="535.25">
            <text:p>535.25</text:p>
          </table:table-cell>
          <table:table-cell office:value-type="float" office:value="0.0468638790035587">
            <text:p>0.046863879</text:p>
          </table:table-cell>
          <table:table-cell office:value-type="float" office:value="0.054609892384106">
            <text:p>0.0546098924</text:p>
          </table:table-cell>
          <table:table-cell office:value-type="float" office:value="0.0160403368395816">
            <text:p>0.0160403368</text:p>
          </table:table-cell>
          <table:table-cell office:value-type="float" office:value="1.16832817389677">
            <text:p>1.1683281739</text:p>
          </table:table-cell>
          <table:table-cell office:value-type="float" office:value="1.19697981442293">
            <text:p>1.1969798144</text:p>
          </table:table-cell>
          <table:table-cell office:value-type="float" office:value="1.05664547205415">
            <text:p>1.0566454721</text:p>
          </table:table-cell>
          <table:table-cell office:value-type="float" office:value="15.1345771365034">
            <text:p>15.1345771365</text:p>
          </table:table-cell>
          <table:table-cell office:value-type="float" office:value="13.0362061148478">
            <text:p>13.0362061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231">
            <text:p>20231</text:p>
          </table:table-cell>
          <table:table-cell office:value-type="float" office:value="34709">
            <text:p>34709</text:p>
          </table:table-cell>
          <table:table-cell office:value-type="float" office:value="624.375">
            <text:p>624.375</text:p>
          </table:table-cell>
          <table:table-cell office:value-type="float" office:value="1109.5">
            <text:p>1109.5</text:p>
          </table:table-cell>
          <table:table-cell office:value-type="float" office:value="228">
            <text:p>228</text:p>
          </table:table-cell>
          <table:table-cell office:value-type="float" office:value="0.0532743174061433">
            <text:p>0.0532743174</text:p>
          </table:table-cell>
          <table:table-cell office:value-type="float" office:value="0.0548415797538431">
            <text:p>0.0548415798</text:p>
          </table:table-cell>
          <table:table-cell office:value-type="float" office:value="0.00656890143766746">
            <text:p>0.0065689014</text:p>
          </table:table-cell>
          <table:table-cell office:value-type="float" office:value="1.19202289059588">
            <text:p>1.1920228906</text:p>
          </table:table-cell>
          <table:table-cell office:value-type="float" office:value="1.19784042292345">
            <text:p>1.1978404229</text:p>
          </table:table-cell>
          <table:table-cell office:value-type="float" office:value="1.02307572994539">
            <text:p>1.0230757299</text:p>
          </table:table-cell>
          <table:table-cell office:value-type="float" office:value="13.3544824857517">
            <text:p>13.3544824858</text:p>
          </table:table-cell>
          <table:table-cell office:value-type="float" office:value="12.9825709918105">
            <text:p>12.9825709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558">
            <text:p>558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914">
            <text:p>12914</text:p>
          </table:table-cell>
          <table:table-cell office:value-type="float" office:value="21583">
            <text:p>21583</text:p>
          </table:table-cell>
          <table:table-cell office:value-type="float" office:value="35310">
            <text:p>35310</text:p>
          </table:table-cell>
          <table:table-cell office:value-type="float" office:value="672.75">
            <text:p>672.75</text:p>
          </table:table-cell>
          <table:table-cell office:value-type="float" office:value="944.75">
            <text:p>944.75</text:p>
          </table:table-cell>
          <table:table-cell office:value-type="float" office:value="-151.25">
            <text:p>-151.25</text:p>
          </table:table-cell>
          <table:table-cell office:value-type="float" office:value="0.0520946259873006">
            <text:p>0.052094626</text:p>
          </table:table-cell>
          <table:table-cell office:value-type="float" office:value="0.0437728768011861">
            <text:p>0.0437728768</text:p>
          </table:table-cell>
          <table:table-cell office:value-type="float" office:value="-0.00428348909657321">
            <text:p>-0.0042834891</text:p>
          </table:table-cell>
          <table:table-cell office:value-type="float" office:value="1.1876503370668">
            <text:p>1.1876503371</text:p>
          </table:table-cell>
          <table:table-cell office:value-type="float" office:value="1.15696055570132">
            <text:p>1.1569605557</text:p>
          </table:table-cell>
          <table:table-cell office:value-type="float" office:value="0.985043750788521">
            <text:p>0.9850437508</text:p>
          </table:table-cell>
          <table:table-cell office:value-type="float" office:value="13.6491813450894">
            <text:p>13.6491813451</text:p>
          </table:table-cell>
          <table:table-cell office:value-type="float" office:value="16.179183008321">
            <text:p>16.1791830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356">
            <text:p>22356</text:p>
          </table:table-cell>
          <table:table-cell office:value-type="float" office:value="33375">
            <text:p>33375</text:p>
          </table:table-cell>
          <table:table-cell office:value-type="float" office:value="679.5">
            <text:p>679.5</text:p>
          </table:table-cell>
          <table:table-cell office:value-type="float" office:value="672.5">
            <text:p>672.5</text:p>
          </table:table-cell>
          <table:table-cell office:value-type="float" office:value="-176.625">
            <text:p>-176.625</text:p>
          </table:table-cell>
          <table:table-cell office:value-type="float" office:value="0.0493141737426519">
            <text:p>0.0493141737</text:p>
          </table:table-cell>
          <table:table-cell office:value-type="float" office:value="0.0300814099123278">
            <text:p>0.0300814099</text:p>
          </table:table-cell>
          <table:table-cell office:value-type="float" office:value="-0.00529213483146067">
            <text:p>-0.0052921348</text:p>
          </table:table-cell>
          <table:table-cell office:value-type="float" office:value="1.17736610805385">
            <text:p>1.1773661081</text:p>
          </table:table-cell>
          <table:table-cell office:value-type="float" office:value="1.10705852148888">
            <text:p>1.1070585215</text:p>
          </table:table-cell>
          <table:table-cell office:value-type="float" office:value="0.981532421204393">
            <text:p>0.9815324212</text:p>
          </table:table-cell>
          <table:table-cell office:value-type="float" office:value="14.3995327237675">
            <text:p>14.3995327238</text:p>
          </table:table-cell>
          <table:table-cell office:value-type="float" office:value="23.3872384229758">
            <text:p>23.387238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798">
            <text:p>22798</text:p>
          </table:table-cell>
          <table:table-cell office:value-type="float" office:value="32094">
            <text:p>32094</text:p>
          </table:table-cell>
          <table:table-cell office:value-type="float" office:value="757.75">
            <text:p>757.75</text:p>
          </table:table-cell>
          <table:table-cell office:value-type="float" office:value="-82.25">
            <text:p>-82.25</text:p>
          </table:table-cell>
          <table:table-cell office:value-type="float" office:value="414.875">
            <text:p>414.875</text:p>
          </table:table-cell>
          <table:table-cell office:value-type="float" office:value="0.0512339418526031">
            <text:p>0.0512339419</text:p>
          </table:table-cell>
          <table:table-cell office:value-type="float" office:value="-0.0036077726116326">
            <text:p>-0.0036077726</text:p>
          </table:table-cell>
          <table:table-cell office:value-type="float" office:value="0.0129268710662429">
            <text:p>0.0129268711</text:p>
          </table:table-cell>
          <table:table-cell office:value-type="float" office:value="1.18446363340771">
            <text:p>1.1844636334</text:p>
          </table:table-cell>
          <table:table-cell office:value-type="float" office:value="0.987398307264792">
            <text:p>0.9873983073</text:p>
          </table:table-cell>
          <table:table-cell office:value-type="float" office:value="1.04557157256315">
            <text:p>1.0455715726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36">
            <text:p>22036</text:p>
          </table:table-cell>
          <table:table-cell office:value-type="float" office:value="34271">
            <text:p>34271</text:p>
          </table:table-cell>
          <table:table-cell office:value-type="float" office:value="786.25">
            <text:p>786.25</text:p>
          </table:table-cell>
          <table:table-cell office:value-type="float" office:value="-70.75">
            <text:p>-70.75</text:p>
          </table:table-cell>
          <table:table-cell office:value-type="float" office:value="114.75">
            <text:p>114.75</text:p>
          </table:table-cell>
          <table:table-cell office:value-type="float" office:value="0.0508570504527814">
            <text:p>0.0508570505</text:p>
          </table:table-cell>
          <table:table-cell office:value-type="float" office:value="-0.00321065529134144">
            <text:p>-0.0032106553</text:p>
          </table:table-cell>
          <table:table-cell office:value-type="float" office:value="0.00334831198389309">
            <text:p>0.003348312</text:p>
          </table:table-cell>
          <table:table-cell office:value-type="float" office:value="1.18306909816302">
            <text:p>1.1830690982</text:p>
          </table:table-cell>
          <table:table-cell office:value-type="float" office:value="0.988782910762809">
            <text:p>0.9887829108</text:p>
          </table:table-cell>
          <table:table-cell office:value-type="float" office:value="1.01174106588218">
            <text:p>1.0117410659</text:p>
          </table:table-cell>
          <table:table-cell office:value-type="float" office:value="13.9730316066547">
            <text:p>13.97303160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598">
            <text:p>21598</text:p>
          </table:table-cell>
          <table:table-cell office:value-type="float" office:value="34188">
            <text:p>34188</text:p>
          </table:table-cell>
          <table:table-cell office:value-type="float" office:value="651.25">
            <text:p>651.25</text:p>
          </table:table-cell>
          <table:table-cell office:value-type="float" office:value="956">
            <text:p>956</text:p>
          </table:table-cell>
          <table:table-cell office:value-type="float" office:value="-129.5">
            <text:p>-129.5</text:p>
          </table:table-cell>
          <table:table-cell office:value-type="float" office:value="0.0408512106385648">
            <text:p>0.0408512106</text:p>
          </table:table-cell>
          <table:table-cell office:value-type="float" office:value="0.0442633577183073">
            <text:p>0.0442633577</text:p>
          </table:table-cell>
          <table:table-cell office:value-type="float" office:value="-0.00378787878787879">
            <text:p>-0.0037878788</text:p>
          </table:table-cell>
          <table:table-cell office:value-type="float" office:value="1.14625012719982">
            <text:p>1.1462501272</text:p>
          </table:table-cell>
          <table:table-cell office:value-type="float" office:value="1.15876187189361">
            <text:p>1.1587618719</text:p>
          </table:table-cell>
          <table:table-cell office:value-type="float" office:value="0.986770546372819">
            <text:p>0.9867705464</text:p>
          </table:table-cell>
          <table:table-cell office:value-type="float" office:value="17.3118652974134">
            <text:p>17.3118652974</text:p>
          </table:table-cell>
          <table:table-cell office:value-type="float" office:value="16.0036877912549">
            <text:p>16.0036877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6640">
            <text:p>16640</text:p>
          </table:table-cell>
          <table:table-cell office:value-type="float" office:value="22273">
            <text:p>22273</text:p>
          </table:table-cell>
          <table:table-cell office:value-type="float" office:value="32548">
            <text:p>32548</text:p>
          </table:table-cell>
          <table:table-cell office:value-type="float" office:value="-141.875">
            <text:p>-141.875</text:p>
          </table:table-cell>
          <table:table-cell office:value-type="float" office:value="-92.875">
            <text:p>-92.875</text:p>
          </table:table-cell>
          <table:table-cell office:value-type="float" office:value="-194">
            <text:p>-194</text:p>
          </table:table-cell>
          <table:table-cell office:value-type="float" office:value="-0.00852614182692308">
            <text:p>-0.0085261418</text:p>
          </table:table-cell>
          <table:table-cell office:value-type="float" office:value="-0.00416984689983388">
            <text:p>-0.0041698469</text:p>
          </table:table-cell>
          <table:table-cell office:value-type="float" office:value="-0.00596042767604768">
            <text:p>-0.0059604277</text:p>
          </table:table-cell>
          <table:table-cell office:value-type="float" office:value="0.970300985990897">
            <text:p>0.970300986</text:p>
          </table:table-cell>
          <table:table-cell office:value-type="float" office:value="0.985439615591991">
            <text:p>0.9854396156</text:p>
          </table:table-cell>
          <table:table-cell office:value-type="float" office:value="0.979208135462073">
            <text:p>0.9792081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722">
            <text:p>22722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-86.75">
            <text:p>-86.75</text:p>
          </table:table-cell>
          <table:table-cell office:value-type="float" office:value="-134.5">
            <text:p>-134.5</text:p>
          </table:table-cell>
          <table:table-cell office:value-type="float" office:value="-0.00502907666745787">
            <text:p>-0.0050290767</text:p>
          </table:table-cell>
          <table:table-cell office:value-type="float" office:value="-0.00381788574949388">
            <text:p>-0.0038178857</text:p>
          </table:table-cell>
          <table:table-cell office:value-type="float" office:value="-0.00421088882627344">
            <text:p>-0.0042108888</text:p>
          </table:table-cell>
          <table:table-cell office:value-type="float" office:value="0.982447803223667">
            <text:p>0.9824478032</text:p>
          </table:table-cell>
          <table:table-cell office:value-type="float" office:value="0.9866659693299">
            <text:p>0.9866659693</text:p>
          </table:table-cell>
          <table:table-cell office:value-type="float" office:value="0.985296643014069">
            <text:p>0.9852966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578">
            <text:p>23578</text:p>
          </table:table-cell>
          <table:table-cell office:value-type="float" office:value="33867">
            <text:p>33867</text:p>
          </table:table-cell>
          <table:table-cell office:value-type="float" office:value="-66.375">
            <text:p>-66.375</text:p>
          </table:table-cell>
          <table:table-cell office:value-type="float" office:value="29.5">
            <text:p>29.5</text:p>
          </table:table-cell>
          <table:table-cell office:value-type="float" office:value="-36.5">
            <text:p>-36.5</text:p>
          </table:table-cell>
          <table:table-cell office:value-type="float" office:value="-0.00412651538700653">
            <text:p>-0.0041265154</text:p>
          </table:table-cell>
          <table:table-cell office:value-type="float" office:value="0.00125116634150479">
            <text:p>0.0012511663</text:p>
          </table:table-cell>
          <table:table-cell office:value-type="float" office:value="-0.0010777452977825">
            <text:p>-0.0010777453</text:p>
          </table:table-cell>
          <table:table-cell office:value-type="float" office:value="0.985590571278786">
            <text:p>0.9855905713</text:p>
          </table:table-cell>
          <table:table-cell office:value-type="float" office:value="1.00438215041301">
            <text:p>1.0043821504</text:p>
          </table:table-cell>
          <table:table-cell office:value-type="float" office:value="0.996230168066218">
            <text:p>0.99623016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906">
            <text:p>23906</text:p>
          </table:table-cell>
          <table:table-cell office:value-type="float" office:value="34343">
            <text:p>34343</text:p>
          </table:table-cell>
          <table:table-cell office:value-type="float" office:value="-38.875">
            <text:p>-38.875</text:p>
          </table:table-cell>
          <table:table-cell office:value-type="float" office:value="-123.375">
            <text:p>-123.375</text:p>
          </table:table-cell>
          <table:table-cell office:value-type="float" office:value="180.5">
            <text:p>180.5</text:p>
          </table:table-cell>
          <table:table-cell office:value-type="float" office:value="-0.00245733249051833">
            <text:p>-0.0024573325</text:p>
          </table:table-cell>
          <table:table-cell office:value-type="float" office:value="-0.00516083828327616">
            <text:p>-0.0051608383</text:p>
          </table:table-cell>
          <table:table-cell office:value-type="float" office:value="0.00525580176455173">
            <text:p>0.0052558018</text:p>
          </table:table-cell>
          <table:table-cell office:value-type="float" office:value="0.991411171709805">
            <text:p>0.9914111717</text:p>
          </table:table-cell>
          <table:table-cell office:value-type="float" office:value="0.981989269142034">
            <text:p>0.9819892691</text:p>
          </table:table-cell>
          <table:table-cell office:value-type="float" office:value="1.01844944814222">
            <text:p>1.0184494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6370">
            <text:p>16370</text:p>
          </table:table-cell>
          <table:table-cell office:value-type="float" office:value="22440">
            <text:p>22440</text:p>
          </table:table-cell>
          <table:table-cell office:value-type="float" office:value="31730">
            <text:p>31730</text:p>
          </table:table-cell>
          <table:table-cell office:value-type="float" office:value="-149.375">
            <text:p>-149.375</text:p>
          </table:table-cell>
          <table:table-cell office:value-type="float" office:value="-337.875">
            <text:p>-337.875</text:p>
          </table:table-cell>
          <table:table-cell office:value-type="float" office:value="-411.25">
            <text:p>-411.25</text:p>
          </table:table-cell>
          <table:table-cell office:value-type="float" office:value="-0.00912492364080635">
            <text:p>-0.0091249236</text:p>
          </table:table-cell>
          <table:table-cell office:value-type="float" office:value="-0.0150568181818182">
            <text:p>-0.0150568182</text:p>
          </table:table-cell>
          <table:table-cell office:value-type="float" office:value="-0.0129609202647337">
            <text:p>-0.0129609203</text:p>
          </table:table-cell>
          <table:table-cell office:value-type="float" office:value="0.968225965150821">
            <text:p>0.9682259652</text:p>
          </table:table-cell>
          <table:table-cell office:value-type="float" office:value="0.947745483600207">
            <text:p>0.9477454836</text:p>
          </table:table-cell>
          <table:table-cell office:value-type="float" office:value="0.954966030563485">
            <text:p>0.95496603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920">
            <text:p>21920</text:p>
          </table:table-cell>
          <table:table-cell office:value-type="float" office:value="31468">
            <text:p>31468</text:p>
          </table:table-cell>
          <table:table-cell office:value-type="float" office:value="-94">
            <text:p>-94</text:p>
          </table:table-cell>
          <table:table-cell office:value-type="float" office:value="-190">
            <text:p>-190</text:p>
          </table:table-cell>
          <table:table-cell office:value-type="float" office:value="-113.5">
            <text:p>-113.5</text:p>
          </table:table-cell>
          <table:table-cell office:value-type="float" office:value="-0.0056422569027611">
            <text:p>-0.0056422569</text:p>
          </table:table-cell>
          <table:table-cell office:value-type="float" office:value="-0.00866788321167883">
            <text:p>-0.0086678832</text:p>
          </table:table-cell>
          <table:table-cell office:value-type="float" office:value="-0.00360683869327571">
            <text:p>-0.0036068387</text:p>
          </table:table-cell>
          <table:table-cell office:value-type="float" office:value="0.980314497563731">
            <text:p>0.9803144976</text:p>
          </table:table-cell>
          <table:table-cell office:value-type="float" office:value="0.969809667869892">
            <text:p>0.9698096679</text:p>
          </table:table-cell>
          <table:table-cell office:value-type="float" office:value="0.987401562772839">
            <text:p>0.9874015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2146">
            <text:p>22146</text:p>
          </table:table-cell>
          <table:table-cell office:value-type="float" office:value="33210">
            <text:p>33210</text:p>
          </table:table-cell>
          <table:table-cell office:value-type="float" office:value="-35">
            <text:p>-35</text:p>
          </table:table-cell>
          <table:table-cell office:value-type="float" office:value="-914.75">
            <text:p>-914.75</text:p>
          </table:table-cell>
          <table:table-cell office:value-type="float" office:value="2.75">
            <text:p>2.75</text:p>
          </table:table-cell>
          <table:table-cell office:value-type="float" office:value="-0.00219311986966602">
            <text:p>-0.0021931199</text:p>
          </table:table-cell>
          <table:table-cell office:value-type="float" office:value="-0.0413054276167254">
            <text:p>-0.0413054276</text:p>
          </table:table-cell>
          <table:table-cell table:style-name="ce17" office:value-type="float" office:value="0.0000828063836193918">
            <text:p>8.28E-005</text:p>
          </table:table-cell>
          <table:table-cell office:value-type="float" office:value="0.992333507614704">
            <text:p>0.9923335076</text:p>
          </table:table-cell>
          <table:table-cell office:value-type="float" office:value="0.858775034508638">
            <text:p>0.8587750345</text:p>
          </table:table-cell>
          <table:table-cell office:value-type="float" office:value="1.00028983578219">
            <text:p>1.0002898358</text:p>
          </table:table-cell>
          <table:table-cell office:value-type="float" office:value="0">
            <text:p>0</text:p>
          </table:table-cell>
          <table:table-cell office:value-type="float" office:value="-16.4320092725734">
            <text:p>-16.4320092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2500">
            <text:p>22500</text:p>
          </table:table-cell>
          <table:table-cell office:value-type="float" office:value="33670">
            <text:p>33670</text:p>
          </table:table-cell>
          <table:table-cell office:value-type="float" office:value="-66.125">
            <text:p>-66.125</text:p>
          </table:table-cell>
          <table:table-cell office:value-type="float" office:value="-845.5">
            <text:p>-845.5</text:p>
          </table:table-cell>
          <table:table-cell office:value-type="float" office:value="173.125">
            <text:p>173.125</text:p>
          </table:table-cell>
          <table:table-cell office:value-type="float" office:value="-0.00427772027429163">
            <text:p>-0.0042777203</text:p>
          </table:table-cell>
          <table:table-cell office:value-type="float" office:value="-0.0375777777777778">
            <text:p>-0.0375777778</text:p>
          </table:table-cell>
          <table:table-cell office:value-type="float" office:value="0.00514181764181764">
            <text:p>0.0051418176</text:p>
          </table:table-cell>
          <table:table-cell office:value-type="float" office:value="0.98506384486584">
            <text:p>0.9850638449</text:p>
          </table:table-cell>
          <table:table-cell office:value-type="float" office:value="0.871245472967901">
            <text:p>0.871245473</text:p>
          </table:table-cell>
          <table:table-cell office:value-type="float" office:value="1.01804818079214">
            <text:p>1.0180481808</text:p>
          </table:table-cell>
          <table:table-cell office:value-type="float" office:value="0">
            <text:p>0</text:p>
          </table:table-cell>
          <table:table-cell office:value-type="float" office:value="-18.0968811870898">
            <text:p>-18.0968811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011">
            <text:p>15011</text:p>
          </table:table-cell>
          <table:table-cell office:value-type="float" office:value="20657">
            <text:p>20657</text:p>
          </table:table-cell>
          <table:table-cell office:value-type="float" office:value="31276">
            <text:p>31276</text:p>
          </table:table-cell>
          <table:table-cell office:value-type="float" office:value="-612.625">
            <text:p>-612.625</text:p>
          </table:table-cell>
          <table:table-cell office:value-type="float" office:value="-143.5">
            <text:p>-143.5</text:p>
          </table:table-cell>
          <table:table-cell office:value-type="float" office:value="-395.75">
            <text:p>-395.75</text:p>
          </table:table-cell>
          <table:table-cell office:value-type="float" office:value="-0.0408117380587569">
            <text:p>-0.0408117381</text:p>
          </table:table-cell>
          <table:table-cell office:value-type="float" office:value="-0.00694679769569637">
            <text:p>-0.0069467977</text:p>
          </table:table-cell>
          <table:table-cell office:value-type="float" office:value="-0.0126534723110372">
            <text:p>-0.0126534723</text:p>
          </table:table-cell>
          <table:table-cell office:value-type="float" office:value="0.860423488802569">
            <text:p>0.8604234888</text:p>
          </table:table-cell>
          <table:table-cell office:value-type="float" office:value="0.975780793741584">
            <text:p>0.9757807937</text:p>
          </table:table-cell>
          <table:table-cell office:value-type="float" office:value="0.956026663219961">
            <text:p>0.9560266632</text:p>
          </table:table-cell>
          <table:table-cell office:value-type="float" office:value="-16.635034871624">
            <text:p>-16.63503487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4118">
            <text:p>14118</text:p>
          </table:table-cell>
          <table:table-cell office:value-type="float" office:value="21192">
            <text:p>21192</text:p>
          </table:table-cell>
          <table:table-cell office:value-type="float" office:value="30487">
            <text:p>30487</text:p>
          </table:table-cell>
          <table:table-cell office:value-type="float" office:value="-509.625">
            <text:p>-509.625</text:p>
          </table:table-cell>
          <table:table-cell office:value-type="float" office:value="-52.75">
            <text:p>-52.75</text:p>
          </table:table-cell>
          <table:table-cell office:value-type="float" office:value="-106.375">
            <text:p>-106.375</text:p>
          </table:table-cell>
          <table:table-cell office:value-type="float" office:value="-0.0360975350616235">
            <text:p>-0.0360975351</text:p>
          </table:table-cell>
          <table:table-cell office:value-type="float" office:value="-0.00248914684786712">
            <text:p>-0.0024891468</text:p>
          </table:table-cell>
          <table:table-cell office:value-type="float" office:value="-0.00348919211467183">
            <text:p>-0.0034891921</text:p>
          </table:table-cell>
          <table:table-cell office:value-type="float" office:value="0.876212570077867">
            <text:p>0.8762125701</text:p>
          </table:table-cell>
          <table:table-cell office:value-type="float" office:value="0.991300129902444">
            <text:p>0.9913001299</text:p>
          </table:table-cell>
          <table:table-cell office:value-type="float" office:value="0.98781168954341">
            <text:p>0.9878116895</text:p>
          </table:table-cell>
          <table:table-cell office:value-type="float" office:value="-18.8533668754322">
            <text:p>-18.85336687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3440">
            <text:p>13440</text:p>
          </table:table-cell>
          <table:table-cell office:value-type="float" office:value="21575">
            <text:p>21575</text:p>
          </table:table-cell>
          <table:table-cell office:value-type="float" office:value="32323">
            <text:p>32323</text:p>
          </table:table-cell>
          <table:table-cell office:value-type="float" office:value="-630.625">
            <text:p>-630.625</text:p>
          </table:table-cell>
          <table:table-cell office:value-type="float" office:value="-1066">
            <text:p>-1066</text:p>
          </table:table-cell>
          <table:table-cell office:value-type="float" office:value="-18.875">
            <text:p>-18.875</text:p>
          </table:table-cell>
          <table:table-cell office:value-type="float" office:value="-0.0469215029761905">
            <text:p>-0.046921503</text:p>
          </table:table-cell>
          <table:table-cell office:value-type="float" office:value="-0.0494090382387022">
            <text:p>-0.0494090382</text:p>
          </table:table-cell>
          <table:table-cell office:value-type="float" office:value="-0.0005839495096371">
            <text:p>-0.0005839495</text:p>
          </table:table-cell>
          <table:table-cell office:value-type="float" office:value="0.840089929368761">
            <text:p>0.8400899294</text:p>
          </table:table-cell>
          <table:table-cell office:value-type="float" office:value="0.831853222161502">
            <text:p>0.8318532222</text:p>
          </table:table-cell>
          <table:table-cell office:value-type="float" office:value="0.997956845070449">
            <text:p>0.9979568451</text:p>
          </table:table-cell>
          <table:table-cell office:value-type="float" office:value="-14.4231351863122">
            <text:p>-14.4231351863</text:p>
          </table:table-cell>
          <table:table-cell office:value-type="float" office:value="-13.6792523785677">
            <text:p>-13.6792523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642">
            <text:p>12642</text:p>
          </table:table-cell>
          <table:table-cell office:value-type="float" office:value="21536">
            <text:p>21536</text:p>
          </table:table-cell>
          <table:table-cell office:value-type="float" office:value="32321">
            <text:p>32321</text:p>
          </table:table-cell>
          <table:table-cell office:value-type="float" office:value="-693.875">
            <text:p>-693.875</text:p>
          </table:table-cell>
          <table:table-cell office:value-type="float" office:value="-1122.75">
            <text:p>-1122.75</text:p>
          </table:table-cell>
          <table:table-cell office:value-type="float" office:value="102.125">
            <text:p>102.125</text:p>
          </table:table-cell>
          <table:table-cell office:value-type="float" office:value="-0.0548864894795127">
            <text:p>-0.0548864895</text:p>
          </table:table-cell>
          <table:table-cell office:value-type="float" office:value="-0.0521336367013373">
            <text:p>-0.0521336367</text:p>
          </table:table-cell>
          <table:table-cell office:value-type="float" office:value="0.00315971040499985">
            <text:p>0.0031597104</text:p>
          </table:table-cell>
          <table:table-cell office:value-type="float" office:value="0.813801839207379">
            <text:p>0.8138018392</text:p>
          </table:table-cell>
          <table:table-cell office:value-type="float" office:value="0.822859387053705">
            <text:p>0.8228593871</text:p>
          </table:table-cell>
          <table:table-cell office:value-type="float" office:value="1.01107855460639">
            <text:p>1.0110785546</text:p>
          </table:table-cell>
          <table:table-cell office:value-type="float" office:value="-12.2789054410507">
            <text:p>-12.2789054411</text:p>
          </table:table-cell>
          <table:table-cell office:value-type="float" office:value="-12.9459185276481">
            <text:p>-12.9459185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2768">
            <text:p>12768</text:p>
          </table:table-cell>
          <table:table-cell office:value-type="float" office:value="18859">
            <text:p>18859</text:p>
          </table:table-cell>
          <table:table-cell office:value-type="float" office:value="30002">
            <text:p>30002</text:p>
          </table:table-cell>
          <table:table-cell office:value-type="float" office:value="-241">
            <text:p>-241</text:p>
          </table:table-cell>
          <table:table-cell office:value-type="float" office:value="-808.125">
            <text:p>-808.125</text:p>
          </table:table-cell>
          <table:table-cell office:value-type="float" office:value="-392.375">
            <text:p>-392.375</text:p>
          </table:table-cell>
          <table:table-cell office:value-type="float" office:value="-0.018875313283208">
            <text:p>-0.0188753133</text:p>
          </table:table-cell>
          <table:table-cell office:value-type="float" office:value="-0.0428508934726125">
            <text:p>-0.0428508935</text:p>
          </table:table-cell>
          <table:table-cell office:value-type="float" office:value="-0.013078294780348">
            <text:p>-0.0130782948</text:p>
          </table:table-cell>
          <table:table-cell office:value-type="float" office:value="0.934634707313789">
            <text:p>0.9346347073</text:p>
          </table:table-cell>
          <table:table-cell office:value-type="float" office:value="0.853620823025802">
            <text:p>0.853620823</text:p>
          </table:table-cell>
          <table:table-cell office:value-type="float" office:value="0.954561210185731">
            <text:p>0.9545612102</text:p>
          </table:table-cell>
          <table:table-cell office:value-type="float" office:value="0">
            <text:p>0</text:p>
          </table:table-cell>
          <table:table-cell office:value-type="float" office:value="-15.8266896796002">
            <text:p>-15.8266896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3083">
            <text:p>13083</text:p>
          </table:table-cell>
          <table:table-cell office:value-type="float" office:value="18456">
            <text:p>18456</text:p>
          </table:table-cell>
          <table:table-cell office:value-type="float" office:value="29342">
            <text:p>29342</text:p>
          </table:table-cell>
          <table:table-cell office:value-type="float" office:value="-42.75">
            <text:p>-42.75</text:p>
          </table:table-cell>
          <table:table-cell office:value-type="float" office:value="-524">
            <text:p>-524</text:p>
          </table:table-cell>
          <table:table-cell office:value-type="float" office:value="-813.375">
            <text:p>-813.375</text:p>
          </table:table-cell>
          <table:table-cell office:value-type="float" office:value="-0.00326759917450126">
            <text:p>-0.0032675992</text:p>
          </table:table-cell>
          <table:table-cell office:value-type="float" office:value="-0.0283918508885999">
            <text:p>-0.0283918509</text:p>
          </table:table-cell>
          <table:table-cell office:value-type="float" office:value="-0.0277205030331947">
            <text:p>-0.027720503</text:p>
          </table:table-cell>
          <table:table-cell office:value-type="float" office:value="0.988584330209801">
            <text:p>0.9885843302</text:p>
          </table:table-cell>
          <table:table-cell office:value-type="float" office:value="0.902208472395786">
            <text:p>0.9022084724</text:p>
          </table:table-cell>
          <table:table-cell office:value-type="float" office:value="0.904484354909109">
            <text:p>0.9044843549</text:p>
          </table:table-cell>
          <table:table-cell office:value-type="float" office:value="0">
            <text:p>0</text:p>
          </table:table-cell>
          <table:table-cell office:value-type="float" office:value="-24.0653588391393">
            <text:p>-24.0653588391</text:p>
          </table:table-cell>
          <table:table-cell office:value-type="float" office:value="-24.6566584025635">
            <text:p>-24.656658402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0868">
            <text:p>10868</text:p>
          </table:table-cell>
          <table:table-cell office:value-type="float" office:value="17920">
            <text:p>17920</text:p>
          </table:table-cell>
          <table:table-cell office:value-type="float" office:value="28674">
            <text:p>28674</text:p>
          </table:table-cell>
          <table:table-cell office:value-type="float" office:value="-601.875">
            <text:p>-601.875</text:p>
          </table:table-cell>
          <table:table-cell office:value-type="float" office:value="-147">
            <text:p>-147</text:p>
          </table:table-cell>
          <table:table-cell office:value-type="float" office:value="-1506.375">
            <text:p>-1506.375</text:p>
          </table:table-cell>
          <table:table-cell office:value-type="float" office:value="-0.0553804747883695">
            <text:p>-0.0553804748</text:p>
          </table:table-cell>
          <table:table-cell office:value-type="float" office:value="-0.008203125">
            <text:p>-0.008203125</text:p>
          </table:table-cell>
          <table:table-cell office:value-type="float" office:value="-0.0525345260514752">
            <text:p>-0.0525345261</text:p>
          </table:table-cell>
          <table:table-cell office:value-type="float" office:value="0.812179652336766">
            <text:p>0.8121796523</text:p>
          </table:table-cell>
          <table:table-cell office:value-type="float" office:value="0.971420953369141">
            <text:p>0.9714209534</text:p>
          </table:table-cell>
          <table:table-cell office:value-type="float" office:value="0.821538516617645">
            <text:p>0.8215385166</text:p>
          </table:table-cell>
          <table:table-cell office:value-type="float" office:value="-12.1662288347266">
            <text:p>-12.1662288347</text:p>
          </table:table-cell>
          <table:table-cell office:value-type="float" office:value="0">
            <text:p>0</text:p>
          </table:table-cell>
          <table:table-cell office:value-type="float" office:value="-12.8444358990782">
            <text:p>-12.844435899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0393">
            <text:p>10393</text:p>
          </table:table-cell>
          <table:table-cell office:value-type="float" office:value="17160">
            <text:p>17160</text:p>
          </table:table-cell>
          <table:table-cell office:value-type="float" office:value="29191">
            <text:p>29191</text:p>
          </table:table-cell>
          <table:table-cell office:value-type="float" office:value="-594.375">
            <text:p>-594.375</text:p>
          </table:table-cell>
          <table:table-cell office:value-type="float" office:value="-70">
            <text:p>-70</text:p>
          </table:table-cell>
          <table:table-cell office:value-type="float" office:value="-1490.125">
            <text:p>-1490.125</text:p>
          </table:table-cell>
          <table:table-cell office:value-type="float" office:value="-0.0571899355335322">
            <text:p>-0.0571899355</text:p>
          </table:table-cell>
          <table:table-cell office:value-type="float" office:value="-0.00407925407925408">
            <text:p>-0.0040792541</text:p>
          </table:table-cell>
          <table:table-cell office:value-type="float" office:value="-0.0510474118735227">
            <text:p>-0.0510474119</text:p>
          </table:table-cell>
          <table:table-cell office:value-type="float" office:value="0.806245775536243">
            <text:p>0.8062457755</text:p>
          </table:table-cell>
          <table:table-cell office:value-type="float" office:value="0.985755225737743">
            <text:p>0.9857552257</text:p>
          </table:table-cell>
          <table:table-cell office:value-type="float" office:value="0.826441501430281">
            <text:p>0.8264415014</text:p>
          </table:table-cell>
          <table:table-cell office:value-type="float" office:value="-11.7701152203051">
            <text:p>-11.7701152203</text:p>
          </table:table-cell>
          <table:table-cell office:value-type="float" office:value="0">
            <text:p>0</text:p>
          </table:table-cell>
          <table:table-cell office:value-type="float" office:value="-13.2288980214416">
            <text:p>-13.228898021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1700">
            <text:p>11700</text:p>
          </table:table-cell>
          <table:table-cell office:value-type="float" office:value="17280">
            <text:p>17280</text:p>
          </table:table-cell>
          <table:table-cell office:value-type="float" office:value="25332">
            <text:p>25332</text:p>
          </table:table-cell>
          <table:table-cell office:value-type="float" office:value="-413.375">
            <text:p>-413.375</text:p>
          </table:table-cell>
          <table:table-cell office:value-type="float" office:value="157.5">
            <text:p>157.5</text:p>
          </table:table-cell>
          <table:table-cell office:value-type="float" office:value="-1162.25">
            <text:p>-1162.25</text:p>
          </table:table-cell>
          <table:table-cell office:value-type="float" office:value="-0.0353311965811966">
            <text:p>-0.0353311966</text:p>
          </table:table-cell>
          <table:table-cell office:value-type="float" office:value="0.00911458333333333">
            <text:p>0.0091145833</text:p>
          </table:table-cell>
          <table:table-cell office:value-type="float" office:value="-0.045880704247592">
            <text:p>-0.0458807042</text:p>
          </table:table-cell>
          <table:table-cell office:value-type="float" office:value="0.878787467131456">
            <text:p>0.8787874671</text:p>
          </table:table-cell>
          <table:table-cell office:value-type="float" office:value="1.03206386990017">
            <text:p>1.0320638699</text:p>
          </table:table-cell>
          <table:table-cell office:value-type="float" office:value="0.843543411617048">
            <text:p>0.8435434116</text:p>
          </table:table-cell>
          <table:table-cell office:value-type="float" office:value="-19.2699081698969">
            <text:p>-19.2699081699</text:p>
          </table:table-cell>
          <table:table-cell office:value-type="float" office:value="0">
            <text:p>0</text:p>
          </table:table-cell>
          <table:table-cell office:value-type="float" office:value="-14.7583104116816">
            <text:p>-14.75831041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006">
            <text:p>12006</text:p>
          </table:table-cell>
          <table:table-cell office:value-type="float" office:value="17444">
            <text:p>17444</text:p>
          </table:table-cell>
          <table:table-cell office:value-type="float" office:value="27520">
            <text:p>27520</text:p>
          </table:table-cell>
          <table:table-cell office:value-type="float" office:value="-332.625">
            <text:p>-332.625</text:p>
          </table:table-cell>
          <table:table-cell office:value-type="float" office:value="301">
            <text:p>301</text:p>
          </table:table-cell>
          <table:table-cell office:value-type="float" office:value="-225.75">
            <text:p>-225.75</text:p>
          </table:table-cell>
          <table:table-cell office:value-type="float" office:value="-0.0277048975512244">
            <text:p>-0.0277048976</text:p>
          </table:table-cell>
          <table:table-cell office:value-type="float" office:value="0.0172552166934189">
            <text:p>0.0172552167</text:p>
          </table:table-cell>
          <table:table-cell office:value-type="float" office:value="-0.008203125">
            <text:p>-0.008203125</text:p>
          </table:table-cell>
          <table:table-cell office:value-type="float" office:value="0.904537278813429">
            <text:p>0.9045372788</text:p>
          </table:table-cell>
          <table:table-cell office:value-type="float" office:value="1.06097683373311">
            <text:p>1.0609768337</text:p>
          </table:table-cell>
          <table:table-cell office:value-type="float" office:value="0.971420953369141">
            <text:p>0.9714209534</text:p>
          </table:table-cell>
          <table:table-cell office:value-type="float" office:value="-24.6707439450048">
            <text:p>-24.670743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0455">
            <text:p>10455</text:p>
          </table:table-cell>
          <table:table-cell office:value-type="float" office:value="15808">
            <text:p>15808</text:p>
          </table:table-cell>
          <table:table-cell office:value-type="float" office:value="25886">
            <text:p>25886</text:p>
          </table:table-cell>
          <table:table-cell office:value-type="float" office:value="-884.875">
            <text:p>-884.875</text:p>
          </table:table-cell>
          <table:table-cell office:value-type="float" office:value="-47.5">
            <text:p>-47.5</text:p>
          </table:table-cell>
          <table:table-cell office:value-type="float" office:value="-134.375">
            <text:p>-134.375</text:p>
          </table:table-cell>
          <table:table-cell office:value-type="float" office:value="-0.084636537541846">
            <text:p>-0.0846365375</text:p>
          </table:table-cell>
          <table:table-cell office:value-type="float" office:value="-0.00300480769230769">
            <text:p>-0.0030048077</text:p>
          </table:table-cell>
          <table:table-cell office:value-type="float" office:value="-0.00519102990033223">
            <text:p>-0.0051910299</text:p>
          </table:table-cell>
          <table:table-cell office:value-type="float" office:value="0.717812271838201">
            <text:p>0.7178122718</text:p>
          </table:table-cell>
          <table:table-cell office:value-type="float" office:value="0.989500869660688">
            <text:p>0.9895008697</text:p>
          </table:table-cell>
          <table:table-cell office:value-type="float" office:value="0.981884211060032">
            <text:p>0.9818842111</text:p>
          </table:table-cell>
          <table:table-cell office:value-type="float" office:value="-7.83801099607139">
            <text:p>-7.83801099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10393">
            <text:p>10393</text:p>
          </table:table-cell>
          <table:table-cell office:value-type="float" office:value="15552">
            <text:p>15552</text:p>
          </table:table-cell>
          <table:table-cell office:value-type="float" office:value="26144">
            <text:p>26144</text:p>
          </table:table-cell>
          <table:table-cell office:value-type="float" office:value="-594.375">
            <text:p>-594.375</text:p>
          </table:table-cell>
          <table:table-cell office:value-type="float" office:value="141.75">
            <text:p>141.75</text:p>
          </table:table-cell>
          <table:table-cell office:value-type="float" office:value="333.25">
            <text:p>333.25</text:p>
          </table:table-cell>
          <table:table-cell office:value-type="float" office:value="-0.0571899355335322">
            <text:p>-0.0571899355</text:p>
          </table:table-cell>
          <table:table-cell office:value-type="float" office:value="0.00911458333333333">
            <text:p>0.0091145833</text:p>
          </table:table-cell>
          <table:table-cell office:value-type="float" office:value="0.0127467105263158">
            <text:p>0.0127467105</text:p>
          </table:table-cell>
          <table:table-cell office:value-type="float" office:value="0.806245775536243">
            <text:p>0.8062457755</text:p>
          </table:table-cell>
          <table:table-cell office:value-type="float" office:value="1.03206386990017">
            <text:p>1.0320638699</text:p>
          </table:table-cell>
          <table:table-cell office:value-type="float" office:value="1.04493194495542">
            <text:p>1.044931945</text:p>
          </table:table-cell>
          <table:table-cell office:value-type="float" office:value="-11.7701152203051">
            <text:p>-11.77011522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0608">
            <text:p>10608</text:p>
          </table:table-cell>
          <table:table-cell office:value-type="float" office:value="16815">
            <text:p>16815</text:p>
          </table:table-cell>
          <table:table-cell office:value-type="float" office:value="26789">
            <text:p>26789</text:p>
          </table:table-cell>
          <table:table-cell office:value-type="float" office:value="-528.25">
            <text:p>-528.25</text:p>
          </table:table-cell>
          <table:table-cell office:value-type="float" office:value="59.375">
            <text:p>59.375</text:p>
          </table:table-cell>
          <table:table-cell office:value-type="float" office:value="462.25">
            <text:p>462.25</text:p>
          </table:table-cell>
          <table:table-cell office:value-type="float" office:value="-0.0497973227752639">
            <text:p>-0.0497973228</text:p>
          </table:table-cell>
          <table:table-cell office:value-type="float" office:value="0.00353107344632768">
            <text:p>0.0035310734</text:p>
          </table:table-cell>
          <table:table-cell office:value-type="float" office:value="0.0172552166934189">
            <text:p>0.0172552167</text:p>
          </table:table-cell>
          <table:table-cell office:value-type="float" office:value="0.830569726063521">
            <text:p>0.8305697261</text:p>
          </table:table-cell>
          <table:table-cell office:value-type="float" office:value="1.01238319528233">
            <text:p>1.0123831953</text:p>
          </table:table-cell>
          <table:table-cell office:value-type="float" office:value="1.06097683373311">
            <text:p>1.0609768337</text:p>
          </table:table-cell>
          <table:table-cell office:value-type="float" office:value="-13.5698424252634">
            <text:p>-13.5698424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9673">
            <text:p>9673</text:p>
          </table:table-cell>
          <table:table-cell office:value-type="float" office:value="15808">
            <text:p>15808</text:p>
          </table:table-cell>
          <table:table-cell office:value-type="float" office:value="24960">
            <text:p>24960</text:p>
          </table:table-cell>
          <table:table-cell office:value-type="float" office:value="-542.75">
            <text:p>-542.75</text:p>
          </table:table-cell>
          <table:table-cell office:value-type="float" office:value="-47.5">
            <text:p>-47.5</text:p>
          </table:table-cell>
          <table:table-cell office:value-type="float" office:value="-75">
            <text:p>-75</text:p>
          </table:table-cell>
          <table:table-cell office:value-type="float" office:value="-0.0561097901374961">
            <text:p>-0.0561097901</text:p>
          </table:table-cell>
          <table:table-cell table:number-columns-repeated="2" office:value-type="float" office:value="-0.00300480769230769">
            <text:p>-0.0030048077</text:p>
          </table:table-cell>
          <table:table-cell office:value-type="float" office:value="0.80978641927534">
            <text:p>0.8097864193</text:p>
          </table:table-cell>
          <table:table-cell table:number-columns-repeated="2" office:value-type="float" office:value="0.989500869660688">
            <text:p>0.9895008697</text:p>
          </table:table-cell>
          <table:table-cell office:value-type="float" office:value="-12.0034999832885">
            <text:p>-12.00349998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8755">
            <text:p>8755</text:p>
          </table:table-cell>
          <table:table-cell office:value-type="float" office:value="14820">
            <text:p>14820</text:p>
          </table:table-cell>
          <table:table-cell office:value-type="float" office:value="24420">
            <text:p>24420</text:p>
          </table:table-cell>
          <table:table-cell office:value-type="float" office:value="-159.375">
            <text:p>-159.375</text:p>
          </table:table-cell>
          <table:table-cell office:value-type="float" office:value="-175.75">
            <text:p>-175.75</text:p>
          </table:table-cell>
          <table:table-cell office:value-type="float" office:value="102.5">
            <text:p>102.5</text:p>
          </table:table-cell>
          <table:table-cell office:value-type="float" office:value="-0.0182038834951456">
            <text:p>-0.0182038835</text:p>
          </table:table-cell>
          <table:table-cell office:value-type="float" office:value="-0.0118589743589744">
            <text:p>-0.0118589744</text:p>
          </table:table-cell>
          <table:table-cell office:value-type="float" office:value="0.0041973791973792">
            <text:p>0.0041973792</text:p>
          </table:table-cell>
          <table:table-cell office:value-type="float" office:value="0.936935915260628">
            <text:p>0.9369359153</text:p>
          </table:table-cell>
          <table:table-cell office:value-type="float" office:value="0.95876923487837">
            <text:p>0.9587692349</text:p>
          </table:table-cell>
          <table:table-cell office:value-type="float" office:value="1.0147253584554">
            <text:p>1.01472535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9180">
            <text:p>9180</text:p>
          </table:table-cell>
          <table:table-cell office:value-type="float" office:value="15930">
            <text:p>15930</text:p>
          </table:table-cell>
          <table:table-cell office:value-type="float" office:value="26789">
            <text:p>26789</text:p>
          </table:table-cell>
          <table:table-cell office:value-type="float" office:value="-193.375">
            <text:p>-193.375</text:p>
          </table:table-cell>
          <table:table-cell office:value-type="float" office:value="56.25">
            <text:p>56.25</text:p>
          </table:table-cell>
          <table:table-cell office:value-type="float" office:value="86">
            <text:p>86</text:p>
          </table:table-cell>
          <table:table-cell office:value-type="float" office:value="-0.0210648148148148">
            <text:p>-0.0210648148</text:p>
          </table:table-cell>
          <table:table-cell office:value-type="float" office:value="0.00353107344632768">
            <text:p>0.0035310734</text:p>
          </table:table-cell>
          <table:table-cell office:value-type="float" office:value="0.00321027287319422">
            <text:p>0.0032102729</text:p>
          </table:table-cell>
          <table:table-cell office:value-type="float" office:value="0.927142851937586">
            <text:p>0.9271428519</text:p>
          </table:table-cell>
          <table:table-cell office:value-type="float" office:value="1.01238319528233">
            <text:p>1.0123831953</text:p>
          </table:table-cell>
          <table:table-cell office:value-type="float" office:value="1.01125615452594">
            <text:p>1.0112561545</text:p>
          </table:table-cell>
          <table:table-cell office:value-type="float" office:value="-32.5576452410484">
            <text:p>-32.557645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0064">
            <text:p>10064</text:p>
          </table:table-cell>
          <table:table-cell office:value-type="float" office:value="16506">
            <text:p>16506</text:p>
          </table:table-cell>
          <table:table-cell office:value-type="float" office:value="28208">
            <text:p>28208</text:p>
          </table:table-cell>
          <table:table-cell office:value-type="float" office:value="-95.625">
            <text:p>-95.625</text:p>
          </table:table-cell>
          <table:table-cell office:value-type="float" office:value="-105.75">
            <text:p>-105.75</text:p>
          </table:table-cell>
          <table:table-cell office:value-type="float" office:value="-290.25">
            <text:p>-290.25</text:p>
          </table:table-cell>
          <table:table-cell office:value-type="float" office:value="-0.00950168918918919">
            <text:p>-0.0095016892</text:p>
          </table:table-cell>
          <table:table-cell office:value-type="float" office:value="-0.00640676117775354">
            <text:p>-0.0064067612</text:p>
          </table:table-cell>
          <table:table-cell office:value-type="float" office:value="-0.0102896341463415">
            <text:p>-0.0102896341</text:p>
          </table:table-cell>
          <table:table-cell office:value-type="float" office:value="0.966921040748836">
            <text:p>0.9669210407</text:p>
          </table:table-cell>
          <table:table-cell office:value-type="float" office:value="0.977656787191889">
            <text:p>0.9776567872</text:p>
          </table:table-cell>
          <table:table-cell office:value-type="float" office:value="0.964193798566701">
            <text:p>0.9641937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9367">
            <text:p>9367</text:p>
          </table:table-cell>
          <table:table-cell office:value-type="float" office:value="15540">
            <text:p>15540</text:p>
          </table:table-cell>
          <table:table-cell office:value-type="float" office:value="26445">
            <text:p>26445</text:p>
          </table:table-cell>
          <table:table-cell office:value-type="float" office:value="-131.75">
            <text:p>-131.75</text:p>
          </table:table-cell>
          <table:table-cell office:value-type="float" office:value="-66">
            <text:p>-66</text:p>
          </table:table-cell>
          <table:table-cell office:value-type="float" office:value="-306.375">
            <text:p>-306.375</text:p>
          </table:table-cell>
          <table:table-cell office:value-type="float" office:value="-0.014065335753176">
            <text:p>-0.0140653358</text:p>
          </table:table-cell>
          <table:table-cell office:value-type="float" office:value="-0.00424710424710425">
            <text:p>-0.0042471042</text:p>
          </table:table-cell>
          <table:table-cell office:value-type="float" office:value="-0.0115853658536585">
            <text:p>-0.0115853659</text:p>
          </table:table-cell>
          <table:table-cell office:value-type="float" office:value="0.951159078856789">
            <text:p>0.9511590789</text:p>
          </table:table-cell>
          <table:table-cell office:value-type="float" office:value="0.985170489408327">
            <text:p>0.9851704894</text:p>
          </table:table-cell>
          <table:table-cell office:value-type="float" office:value="0.959714292088043">
            <text:p>0.9597142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08">
            <text:p>608</text:p>
          </table:table-cell>
          <table:table-cell office:value-type="float" office:value="9180">
            <text:p>9180</text:p>
          </table:table-cell>
          <table:table-cell office:value-type="float" office:value="15120">
            <text:p>15120</text:p>
          </table:table-cell>
          <table:table-cell office:value-type="float" office:value="26875">
            <text:p>26875</text:p>
          </table:table-cell>
          <table:table-cell office:value-type="float" office:value="234">
            <text:p>234</text:p>
          </table:table-cell>
          <table:table-cell office:value-type="float" office:value="385.5">
            <text:p>385.5</text:p>
          </table:table-cell>
          <table:table-cell office:value-type="float" office:value="-37.625">
            <text:p>-37.625</text:p>
          </table:table-cell>
          <table:table-cell office:value-type="float" office:value="0.0254901960784314">
            <text:p>0.0254901961</text:p>
          </table:table-cell>
          <table:table-cell office:value-type="float" office:value="0.0254960317460317">
            <text:p>0.0254960317</text:p>
          </table:table-cell>
          <table:table-cell office:value-type="float" office:value="-0.0014">
            <text:p>-0.0014</text:p>
          </table:table-cell>
          <table:table-cell office:value-type="float" office:value="1.0904891964629">
            <text:p>1.0904891965</text:p>
          </table:table-cell>
          <table:table-cell office:value-type="float" office:value="1.09051020447531">
            <text:p>1.0905102045</text:p>
          </table:table-cell>
          <table:table-cell office:value-type="float" office:value="0.9951038416">
            <text:p>0.9951038416</text:p>
          </table:table-cell>
          <table:table-cell office:value-type="float" office:value="27.5378167702782">
            <text:p>27.5378167703</text:p>
          </table:table-cell>
          <table:table-cell office:value-type="float" office:value="27.5315924321833">
            <text:p>27.5315924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9078">
            <text:p>9078</text:p>
          </table:table-cell>
          <table:table-cell office:value-type="float" office:value="15124">
            <text:p>15124</text:p>
          </table:table-cell>
          <table:table-cell office:value-type="float" office:value="26832">
            <text:p>26832</text:p>
          </table:table-cell>
          <table:table-cell office:value-type="float" office:value="148.75">
            <text:p>148.75</text:p>
          </table:table-cell>
          <table:table-cell office:value-type="float" office:value="234.375">
            <text:p>234.375</text:p>
          </table:table-cell>
          <table:table-cell office:value-type="float" office:value="-166.625">
            <text:p>-166.625</text:p>
          </table:table-cell>
          <table:table-cell office:value-type="float" office:value="0.0163857677902622">
            <text:p>0.0163857678</text:p>
          </table:table-cell>
          <table:table-cell office:value-type="float" office:value="0.0154968923565194">
            <text:p>0.0154968924</text:p>
          </table:table-cell>
          <table:table-cell office:value-type="float" office:value="-0.0062099358974359">
            <text:p>-0.0062099359</text:p>
          </table:table-cell>
          <table:table-cell office:value-type="float" office:value="1.05787643430263">
            <text:p>1.0578764343</text:p>
          </table:table-cell>
          <table:table-cell office:value-type="float" office:value="1.05470982444633">
            <text:p>1.0547098244</text:p>
          </table:table-cell>
          <table:table-cell office:value-type="float" office:value="0.978340808434521">
            <text:p>0.97834080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9843">
            <text:p>9843</text:p>
          </table:table-cell>
          <table:table-cell office:value-type="float" office:value="15633">
            <text:p>15633</text:p>
          </table:table-cell>
          <table:table-cell office:value-type="float" office:value="25100">
            <text:p>25100</text:p>
          </table:table-cell>
          <table:table-cell office:value-type="float" office:value="-410.875">
            <text:p>-410.875</text:p>
          </table:table-cell>
          <table:table-cell office:value-type="float" office:value="-652.625">
            <text:p>-652.625</text:p>
          </table:table-cell>
          <table:table-cell office:value-type="float" office:value="-252.5">
            <text:p>-252.5</text:p>
          </table:table-cell>
          <table:table-cell office:value-type="float" office:value="-0.0417428629482881">
            <text:p>-0.0417428629</text:p>
          </table:table-cell>
          <table:table-cell office:value-type="float" office:value="-0.0417466257276275">
            <text:p>-0.0417466257</text:p>
          </table:table-cell>
          <table:table-cell office:value-type="float" office:value="-0.0100597609561753">
            <text:p>-0.010059761</text:p>
          </table:table-cell>
          <table:table-cell office:value-type="float" office:value="0.857315214230946">
            <text:p>0.8573152142</text:p>
          </table:table-cell>
          <table:table-cell office:value-type="float" office:value="0.857302660242203">
            <text:p>0.8573026602</text:p>
          </table:table-cell>
          <table:table-cell office:value-type="float" office:value="0.964989186282757">
            <text:p>0.9649891863</text:p>
          </table:table-cell>
          <table:table-cell office:value-type="float" office:value="-16.256129839003">
            <text:p>-16.256129839</text:p>
          </table:table-cell>
          <table:table-cell office:value-type="float" office:value="-16.2546329265354">
            <text:p>-16.2546329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8619">
            <text:p>8619</text:p>
          </table:table-cell>
          <table:table-cell office:value-type="float" office:value="14412">
            <text:p>14412</text:p>
          </table:table-cell>
          <table:table-cell office:value-type="float" office:value="24020">
            <text:p>24020</text:p>
          </table:table-cell>
          <table:table-cell office:value-type="float" office:value="-413.25">
            <text:p>-413.25</text:p>
          </table:table-cell>
          <table:table-cell office:value-type="float" office:value="-115.5">
            <text:p>-115.5</text:p>
          </table:table-cell>
          <table:table-cell office:value-type="float" office:value="-192.5">
            <text:p>-192.5</text:p>
          </table:table-cell>
          <table:table-cell office:value-type="float" office:value="-0.0479463974939088">
            <text:p>-0.0479463975</text:p>
          </table:table-cell>
          <table:table-cell table:number-columns-repeated="2" office:value-type="float" office:value="-0.00801415487094088">
            <text:p>-0.0080141549</text:p>
          </table:table-cell>
          <table:table-cell office:value-type="float" office:value="0.836693368555301">
            <text:p>0.8366933686</text:p>
          </table:table-cell>
          <table:table-cell table:number-columns-repeated="2" office:value-type="float" office:value="0.972076342241166">
            <text:p>0.9720763422</text:p>
          </table:table-cell>
          <table:table-cell office:value-type="float" office:value="-14.1072987792084">
            <text:p>-14.10729877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0260">
            <text:p>10260</text:p>
          </table:table-cell>
          <table:table-cell office:value-type="float" office:value="15366">
            <text:p>15366</text:p>
          </table:table-cell>
          <table:table-cell office:value-type="float" office:value="25144">
            <text:p>25144</text:p>
          </table:table-cell>
          <table:table-cell office:value-type="float" office:value="-216.125">
            <text:p>-216.125</text:p>
          </table:table-cell>
          <table:table-cell office:value-type="float" office:value="-717.875">
            <text:p>-717.875</text:p>
          </table:table-cell>
          <table:table-cell office:value-type="float" office:value="-1174.75">
            <text:p>-1174.75</text:p>
          </table:table-cell>
          <table:table-cell office:value-type="float" office:value="-0.0210648148148148">
            <text:p>-0.0210648148</text:p>
          </table:table-cell>
          <table:table-cell office:value-type="float" office:value="-0.0467184042691657">
            <text:p>-0.0467184043</text:p>
          </table:table-cell>
          <table:table-cell office:value-type="float" office:value="-0.0467208876869233">
            <text:p>-0.0467208877</text:p>
          </table:table-cell>
          <table:table-cell office:value-type="float" office:value="0.927142851937586">
            <text:p>0.9271428519</text:p>
          </table:table-cell>
          <table:table-cell office:value-type="float" office:value="0.840763499280936">
            <text:p>0.8407634993</text:p>
          </table:table-cell>
          <table:table-cell office:value-type="float" office:value="0.840755262134427">
            <text:p>0.8407552621</text:p>
          </table:table-cell>
          <table:table-cell office:value-type="float" office:value="-32.5576452410484">
            <text:p>-32.557645241</text:p>
          </table:table-cell>
          <table:table-cell office:value-type="float" office:value="-14.4873678479369">
            <text:p>-14.4873678479</text:p>
          </table:table-cell>
          <table:table-cell office:value-type="float" office:value="-14.4865790622767">
            <text:p>-14.486579062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0146">
            <text:p>10146</text:p>
          </table:table-cell>
          <table:table-cell office:value-type="float" office:value="15408">
            <text:p>15408</text:p>
          </table:table-cell>
          <table:table-cell office:value-type="float" office:value="25680">
            <text:p>25680</text:p>
          </table:table-cell>
          <table:table-cell office:value-type="float" office:value="-123.75">
            <text:p>-123.75</text:p>
          </table:table-cell>
          <table:table-cell office:value-type="float" office:value="-112.5">
            <text:p>-112.5</text:p>
          </table:table-cell>
          <table:table-cell office:value-type="float" office:value="-187.5">
            <text:p>-187.5</text:p>
          </table:table-cell>
          <table:table-cell office:value-type="float" office:value="-0.0121969248965109">
            <text:p>-0.0121969249</text:p>
          </table:table-cell>
          <table:table-cell table:number-columns-repeated="2" office:value-type="float" office:value="-0.00730140186915888">
            <text:p>-0.0073014019</text:p>
          </table:table-cell>
          <table:table-cell office:value-type="float" office:value="0.957602342216997">
            <text:p>0.9576023422</text:p>
          </table:table-cell>
          <table:table-cell table:number-columns-repeated="2" office:value-type="float" office:value="0.974549581977684">
            <text:p>0.974549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6777">
            <text:p>6777</text:p>
          </table:table-cell>
          <table:table-cell office:value-type="float" office:value="13706">
            <text:p>13706</text:p>
          </table:table-cell>
          <table:table-cell office:value-type="float" office:value="24660">
            <text:p>24660</text:p>
          </table:table-cell>
          <table:table-cell office:value-type="float" office:value="-658.75">
            <text:p>-658.75</text:p>
          </table:table-cell>
          <table:table-cell office:value-type="float" office:value="-414.375">
            <text:p>-414.375</text:p>
          </table:table-cell>
          <table:table-cell office:value-type="float" office:value="-220">
            <text:p>-220</text:p>
          </table:table-cell>
          <table:table-cell office:value-type="float" office:value="-0.0972037774826619">
            <text:p>-0.0972037775</text:p>
          </table:table-cell>
          <table:table-cell office:value-type="float" office:value="-0.0302331095870422">
            <text:p>-0.0302331096</text:p>
          </table:table-cell>
          <table:table-cell office:value-type="float" office:value="-0.0089213300892133">
            <text:p>-0.0089213301</text:p>
          </table:table-cell>
          <table:table-cell office:value-type="float" office:value="0.678305984550205">
            <text:p>0.6783059846</text:p>
          </table:table-cell>
          <table:table-cell office:value-type="float" office:value="0.895975636639344">
            <text:p>0.8959756366</text:p>
          </table:table-cell>
          <table:table-cell office:value-type="float" office:value="0.968931341343652">
            <text:p>0.9689313413</text:p>
          </table:table-cell>
          <table:table-cell office:value-type="float" office:value="-6.77838746713809">
            <text:p>-6.7783874671</text:p>
          </table:table-cell>
          <table:table-cell office:value-type="float" office:value="-22.5784109457335">
            <text:p>-22.5784109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6061">
            <text:p>6061</text:p>
          </table:table-cell>
          <table:table-cell office:value-type="float" office:value="12746">
            <text:p>12746</text:p>
          </table:table-cell>
          <table:table-cell office:value-type="float" office:value="24360">
            <text:p>24360</text:p>
          </table:table-cell>
          <table:table-cell office:value-type="float" office:value="-408.5">
            <text:p>-408.5</text:p>
          </table:table-cell>
          <table:table-cell office:value-type="float" office:value="-1293.57142857143">
            <text:p>-1293.5714285714</text:p>
          </table:table-cell>
          <table:table-cell office:value-type="float" office:value="518.625">
            <text:p>518.625</text:p>
          </table:table-cell>
          <table:table-cell office:value-type="float" office:value="-0.0673981191222571">
            <text:p>-0.0673981191</text:p>
          </table:table-cell>
          <table:table-cell office:value-type="float" office:value="-0.101488422138038">
            <text:p>-0.1014884221</text:p>
          </table:table-cell>
          <table:table-cell office:value-type="float" office:value="0.0212900246305419">
            <text:p>0.0212900246</text:p>
          </table:table-cell>
          <table:table-cell office:value-type="float" office:value="0.773009895736087">
            <text:p>0.7730098957</text:p>
          </table:table-cell>
          <table:table-cell office:value-type="float" office:value="0.664978326179882">
            <text:p>0.6649783262</text:p>
          </table:table-cell>
          <table:table-cell office:value-type="float" office:value="1.07540348589848">
            <text:p>1.0754034859</text:p>
          </table:table-cell>
          <table:table-cell office:value-type="float" office:value="-9.93376606151743">
            <text:p>-9.9337660615</text:p>
          </table:table-cell>
          <table:table-cell office:value-type="float" office:value="-6.477061443145">
            <text:p>-6.4770614431</text:p>
          </table:table-cell>
          <table:table-cell office:value-type="float" office:value="32.9027254016609">
            <text:p>32.902725401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5294">
            <text:p>5294</text:p>
          </table:table-cell>
          <table:table-cell office:value-type="float" office:value="11995">
            <text:p>11995</text:p>
          </table:table-cell>
          <table:table-cell office:value-type="float" office:value="24140">
            <text:p>24140</text:p>
          </table:table-cell>
          <table:table-cell office:value-type="float" office:value="-672.625">
            <text:p>-672.625</text:p>
          </table:table-cell>
          <table:table-cell office:value-type="float" office:value="-1524">
            <text:p>-1524</text:p>
          </table:table-cell>
          <table:table-cell office:value-type="float" office:value="387.5">
            <text:p>387.5</text:p>
          </table:table-cell>
          <table:table-cell office:value-type="float" office:value="-0.127054212315829">
            <text:p>-0.1270542123</text:p>
          </table:table-cell>
          <table:table-cell office:value-type="float" office:value="-0.127052938724469">
            <text:p>-0.1270529387</text:p>
          </table:table-cell>
          <table:table-cell office:value-type="float" office:value="0.0160521955260978">
            <text:p>0.0160521955</text:p>
          </table:table-cell>
          <table:table-cell office:value-type="float" office:value="0.586950091714301">
            <text:p>0.5869500917</text:p>
          </table:table-cell>
          <table:table-cell office:value-type="float" office:value="0.586953914971866">
            <text:p>0.586953915</text:p>
          </table:table-cell>
          <table:table-cell office:value-type="float" office:value="1.05668772338451">
            <text:p>1.0566877234</text:p>
          </table:table-cell>
          <table:table-cell office:value-type="float" office:value="-5.10110300586365">
            <text:p>-5.1011030059</text:p>
          </table:table-cell>
          <table:table-cell office:value-type="float" office:value="-5.10115777676681">
            <text:p>-5.1011577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5110">
            <text:p>5110</text:p>
          </table:table-cell>
          <table:table-cell office:value-type="float" office:value="11992">
            <text:p>11992</text:p>
          </table:table-cell>
          <table:table-cell office:value-type="float" office:value="25170">
            <text:p>25170</text:p>
          </table:table-cell>
          <table:table-cell office:value-type="float" office:value="-655">
            <text:p>-655</text:p>
          </table:table-cell>
          <table:table-cell office:value-type="float" office:value="-509">
            <text:p>-509</text:p>
          </table:table-cell>
          <table:table-cell office:value-type="float" office:value="147.25">
            <text:p>147.25</text:p>
          </table:table-cell>
          <table:table-cell office:value-type="float" office:value="-0.128180039138943">
            <text:p>-0.1281800391</text:p>
          </table:table-cell>
          <table:table-cell office:value-type="float" office:value="-0.0424449633088726">
            <text:p>-0.0424449633</text:p>
          </table:table-cell>
          <table:table-cell office:value-type="float" office:value="0.00585021851410409">
            <text:p>0.0058502185</text:p>
          </table:table-cell>
          <table:table-cell office:value-type="float" office:value="0.583572902983674">
            <text:p>0.583572903</text:p>
          </table:table-cell>
          <table:table-cell office:value-type="float" office:value="0.854973715243117">
            <text:p>0.8549737152</text:p>
          </table:table-cell>
          <table:table-cell office:value-type="float" office:value="1.02054284591042">
            <text:p>1.0205428459</text:p>
          </table:table-cell>
          <table:table-cell office:value-type="float" office:value="-5.05311175650174">
            <text:p>-5.0531117565</text:p>
          </table:table-cell>
          <table:table-cell office:value-type="float" office:value="-15.9814143213826">
            <text:p>-15.9814143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4573">
            <text:p>4573</text:p>
          </table:table-cell>
          <table:table-cell office:value-type="float" office:value="10732">
            <text:p>10732</text:p>
          </table:table-cell>
          <table:table-cell office:value-type="float" office:value="23340">
            <text:p>23340</text:p>
          </table:table-cell>
          <table:table-cell office:value-type="float" office:value="-235.285714285714">
            <text:p>-235.2857142857</text:p>
          </table:table-cell>
          <table:table-cell office:value-type="float" office:value="-238.142857142857">
            <text:p>-238.1428571429</text:p>
          </table:table-cell>
          <table:table-cell office:value-type="float" office:value="335.285714285714">
            <text:p>335.2857142857</text:p>
          </table:table-cell>
          <table:table-cell office:value-type="float" office:value="-0.0514510636968542">
            <text:p>-0.0514510637</text:p>
          </table:table-cell>
          <table:table-cell office:value-type="float" office:value="-0.0221899792343326">
            <text:p>-0.0221899792</text:p>
          </table:table-cell>
          <table:table-cell office:value-type="float" office:value="0.0143652833884196">
            <text:p>0.0143652834</text:p>
          </table:table-cell>
          <table:table-cell office:value-type="float" office:value="0.825109812493864">
            <text:p>0.8251098125</text:p>
          </table:table-cell>
          <table:table-cell office:value-type="float" office:value="0.923300167229539">
            <text:p>0.9233001672</text:p>
          </table:table-cell>
          <table:table-cell office:value-type="float" office:value="1.05068296013845">
            <text:p>1.0506829601</text:p>
          </table:table-cell>
          <table:table-cell office:value-type="float" office:value="-13.1223453219062">
            <text:p>-13.1223453219</text:p>
          </table:table-cell>
          <table:table-cell office:value-type="float" office:value="-30.8890761285205">
            <text:p>-30.8890761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3822">
            <text:p>3822</text:p>
          </table:table-cell>
          <table:table-cell office:value-type="float" office:value="12075">
            <text:p>12075</text:p>
          </table:table-cell>
          <table:table-cell office:value-type="float" office:value="28169">
            <text:p>28169</text:p>
          </table:table-cell>
          <table:table-cell table:number-columns-repeated="2" office:value-type="float" office:value="0">
            <text:p>0</text:p>
          </table:table-cell>
          <table:table-cell office:value-type="float" office:value="441.166666666667">
            <text:p>441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6614244973789">
            <text:p>0.0156614245</text:p>
          </table:table-cell>
          <table:table-cell office:value-type="float" office:value="0.44">
            <text:p>0.44</text:p>
          </table:table-cell>
          <table:table-cell office:value-type="float" office:value="0.83">
            <text:p>0.83</text:p>
          </table:table-cell>
          <table:table-cell office:value-type="float" office:value="1.05529573496671">
            <text:p>1.055295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3195">
            <text:p>3195</text:p>
          </table:table-cell>
          <table:table-cell office:value-type="float" office:value="11742">
            <text:p>11742</text:p>
          </table:table-cell>
          <table:table-cell office:value-type="float" office:value="27620">
            <text:p>27620</text:p>
          </table:table-cell>
          <table:table-cell office:value-type="float" office:value="0">
            <text:p>0</text:p>
          </table:table-cell>
          <table:table-cell office:value-type="float" office:value="267.2">
            <text:p>267.2</text:p>
          </table:table-cell>
          <table:table-cell office:value-type="float" office:value="573.4">
            <text:p>573.4</text:p>
          </table:table-cell>
          <table:table-cell office:value-type="float" office:value="0">
            <text:p>0</text:p>
          </table:table-cell>
          <table:table-cell office:value-type="float" office:value="0.0227559189235224">
            <text:p>0.0227559189</text:p>
          </table:table-cell>
          <table:table-cell office:value-type="float" office:value="0.0207603186097031">
            <text:p>0.0207603186</text:p>
          </table:table-cell>
          <table:table-cell office:value-type="float" office:value="0.44">
            <text:p>0.44</text:p>
          </table:table-cell>
          <table:table-cell office:value-type="float" office:value="1.08066066665059">
            <text:p>1.0806606667</text:p>
          </table:table-cell>
          <table:table-cell office:value-type="float" office:value="1.07350585715836">
            <text:p>1.0735058572</text:p>
          </table:table-cell>
          <table:table-cell office:value-type="float" office:value="0">
            <text:p>0</text:p>
          </table:table-cell>
          <table:table-cell office:value-type="float" office:value="30.8053569621967">
            <text:p>30.8053569622</text:p>
          </table:table-cell>
          <table:table-cell office:value-type="float" office:value="33.7334668095051">
            <text:p>33.733466809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2670">
            <text:p>2670</text:p>
          </table:table-cell>
          <table:table-cell office:value-type="float" office:value="11482">
            <text:p>11482</text:p>
          </table:table-cell>
          <table:table-cell office:value-type="float" office:value="28327">
            <text:p>28327</text:p>
          </table:table-cell>
          <table:table-cell office:value-type="float" office:value="0">
            <text:p>0</text:p>
          </table:table-cell>
          <table:table-cell office:value-type="float" office:value="120.25">
            <text:p>12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4729141264588">
            <text:p>0.010472914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.03687017602599">
            <text:p>1.03687017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2232">
            <text:p>2232</text:p>
          </table:table-cell>
          <table:table-cell office:value-type="float" office:value="11224">
            <text:p>11224</text:p>
          </table:table-cell>
          <table:table-cell office:value-type="float" office:value="29051">
            <text:p>29051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1866">
            <text:p>1866</text:p>
          </table:table-cell>
          <table:table-cell office:value-type="float" office:value="11131">
            <text:p>11131</text:p>
          </table:table-cell>
          <table:table-cell office:value-type="float" office:value="29794">
            <text:p>29794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48.75">
            <text:p>148.75</text:p>
          </table:table-cell>
          <table:table-cell office:value-type="float" office:value="7585.25">
            <text:p>7585.25</text:p>
          </table:table-cell>
          <table:table-cell office:value-type="float" office:value="18492">
            <text:p>18492</text:p>
          </table:table-cell>
          <table:table-cell office:value-type="float" office:value="17.4">
            <text:p>17.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246">
            <text:p>1246</text:p>
          </table:table-cell>
          <table:table-cell office:value-type="float" office:value="1559">
            <text:p>1559</text:p>
          </table:table-cell>
          <table:table-cell office:value-type="float" office:value="11003">
            <text:p>11003</text:p>
          </table:table-cell>
          <table:table-cell office:value-type="float" office:value="30557">
            <text:p>30557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96">
            <text:p>0.96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62.666666666667">
            <text:p>162.6666666667</text:p>
          </table:table-cell>
          <table:table-cell office:value-type="float" office:value="7498.66666666667">
            <text:p>7498.6666666667</text:p>
          </table:table-cell>
          <table:table-cell office:value-type="float" office:value="21021.6666666667">
            <text:p>21021.6666666667</text:p>
          </table:table-cell>
          <table:table-cell office:value-type="float" office:value="17.4133333333333">
            <text:p>17.41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07">
            <text:p>507</text:p>
          </table:table-cell>
          <table:table-cell office:value-type="float" office:value="765">
            <text:p>765</text:p>
          </table:table-cell>
          <table:table-cell office:value-type="float" office:value="1167">
            <text:p>1167</text:p>
          </table:table-cell>
          <table:table-cell office:value-type="float" office:value="1303">
            <text:p>1303</text:p>
          </table:table-cell>
          <table:table-cell office:value-type="float" office:value="10683">
            <text:p>10683</text:p>
          </table:table-cell>
          <table:table-cell office:value-type="float" office:value="31338">
            <text:p>31338</text:p>
          </table:table-cell>
          <table:table-cell table:number-columns-repeated="6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number-columns-repeated="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row table:style-name="ro1">
          <table:table-cell office:value-type="float" office:value="0.44">
            <text:p>0.44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11.8">
            <text:p>11.8</text:p>
          </table:table-cell>
          <table:table-cell office:value-type="float" office:value="22.9">
            <text:p>22.9</text:p>
          </table:table-cell>
          <table:table-cell office:value-type="float" office:value="9411">
            <text:p>9411</text:p>
          </table:table-cell>
          <table:table-cell office:value-type="float" office:value="11217">
            <text:p>11217</text:p>
          </table:table-cell>
          <table:table-cell office:value-type="float" office:value="12897">
            <text:p>128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3:26.25</dc:date>
    <dc:creator>Liam Widdess</dc:creator>
    <meta:editing-duration>P2DT3H33M8S</meta:editing-duration>
    <meta:editing-cycles>185</meta:editing-cycles>
    <meta:generator>OpenOffice/4.1.7$Win32 OpenOffice.org_project/417m1$Build-9800</meta:generator>
    <meta:document-statistic meta:table-count="8" meta:cell-count="876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2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256">
                <text:p>6256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012">
                <text:p>7012</text:p>
              </table:table-cell>
              <table:table-cell office:value-type="float" office:value="14882">
                <text:p>1488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444">
                <text:p>7444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745">
                <text:p>1374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6848">
                <text:p>1684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249">
                <text:p>9249</text:p>
              </table:table-cell>
              <table:table-cell office:value-type="float" office:value="16378">
                <text:p>1637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528">
                <text:p>5528</text:p>
              </table:table-cell>
              <table:table-cell office:value-type="float" office:value="9318">
                <text:p>9318</text:p>
              </table:table-cell>
              <table:table-cell office:value-type="float" office:value="15325">
                <text:p>1532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80">
                <text:p>6080</text:p>
              </table:table-cell>
              <table:table-cell office:value-type="float" office:value="10443">
                <text:p>10443</text:p>
              </table:table-cell>
              <table:table-cell office:value-type="float" office:value="16444">
                <text:p>1644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39">
                <text:p>6639</text:p>
              </table:table-cell>
              <table:table-cell office:value-type="float" office:value="11442">
                <text:p>11442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188">
                <text:p>7188</text:p>
              </table:table-cell>
              <table:table-cell office:value-type="float" office:value="11250">
                <text:p>11250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864">
                <text:p>7864</text:p>
              </table:table-cell>
              <table:table-cell office:value-type="float" office:value="11279">
                <text:p>11279</text:p>
              </table:table-cell>
              <table:table-cell office:value-type="float" office:value="16517">
                <text:p>1651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585">
                <text:p>8585</text:p>
              </table:table-cell>
              <table:table-cell office:value-type="float" office:value="11732">
                <text:p>11732</text:p>
              </table:table-cell>
              <table:table-cell office:value-type="float" office:value="18123">
                <text:p>1812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182">
                <text:p>9182</text:p>
              </table:table-cell>
              <table:table-cell office:value-type="float" office:value="12148">
                <text:p>12148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854">
                <text:p>8854</text:p>
              </table:table-cell>
              <table:table-cell office:value-type="float" office:value="11924">
                <text:p>11924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24">
                <text:p>8824</text:p>
              </table:table-cell>
              <table:table-cell office:value-type="float" office:value="12178">
                <text:p>12178</text:p>
              </table:table-cell>
              <table:table-cell office:value-type="float" office:value="18943">
                <text:p>189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90">
                <text:p>9390</text:p>
              </table:table-cell>
              <table:table-cell office:value-type="float" office:value="13492">
                <text:p>13492</text:p>
              </table:table-cell>
              <table:table-cell office:value-type="float" office:value="18995">
                <text:p>1899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82">
                <text:p>9182</text:p>
              </table:table-cell>
              <table:table-cell office:value-type="float" office:value="13235">
                <text:p>13235</text:p>
              </table:table-cell>
              <table:table-cell office:value-type="float" office:value="18202">
                <text:p>1820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2">
                <text:p>8882</text:p>
              </table:table-cell>
              <table:table-cell office:value-type="float" office:value="13174">
                <text:p>13174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489">
                <text:p>13489</text:p>
              </table:table-cell>
              <table:table-cell office:value-type="float" office:value="19302">
                <text:p>1930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726">
                <text:p>1372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45">
                <text:p>13445</text:p>
              </table:table-cell>
              <table:table-cell office:value-type="float" office:value="19541">
                <text:p>1954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828">
                <text:p>9828</text:p>
              </table:table-cell>
              <table:table-cell office:value-type="float" office:value="13601">
                <text:p>13601</text:p>
              </table:table-cell>
              <table:table-cell office:value-type="float" office:value="21270">
                <text:p>2127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738">
                <text:p>13738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00">
                <text:p>14300</text:p>
              </table:table-cell>
              <table:table-cell office:value-type="float" office:value="21084">
                <text:p>2108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056">
                <text:p>14056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530">
                <text:p>14530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10">
                <text:p>10110</text:p>
              </table:table-cell>
              <table:table-cell office:value-type="float" office:value="15124">
                <text:p>15124</text:p>
              </table:table-cell>
              <table:table-cell office:value-type="float" office:value="25854">
                <text:p>2585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027">
                <text:p>16027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017">
                <text:p>17017</text:p>
              </table:table-cell>
              <table:table-cell office:value-type="float" office:value="28987">
                <text:p>2898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770">
                <text:p>17770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92">
                <text:p>18592</text:p>
              </table:table-cell>
              <table:table-cell office:value-type="float" office:value="31867">
                <text:p>318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28">
                <text:p>19328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231">
                <text:p>20231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914">
                <text:p>12914</text:p>
              </table:table-cell>
              <table:table-cell office:value-type="float" office:value="21583">
                <text:p>21583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356">
                <text:p>22356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798">
                <text:p>22798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36">
                <text:p>22036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598">
                <text:p>21598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273">
                <text:p>22273</text:p>
              </table:table-cell>
              <table:table-cell office:value-type="float" office:value="32548">
                <text:p>3254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722">
                <text:p>22722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578">
                <text:p>23578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906">
                <text:p>23906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370">
                <text:p>16370</text:p>
              </table:table-cell>
              <table:table-cell office:value-type="float" office:value="22440">
                <text:p>22440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920">
                <text:p>21920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2146">
                <text:p>22146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2500">
                <text:p>22500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011">
                <text:p>15011</text:p>
              </table:table-cell>
              <table:table-cell office:value-type="float" office:value="20657">
                <text:p>20657</text:p>
              </table:table-cell>
              <table:table-cell office:value-type="float" office:value="31276">
                <text:p>3127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118">
                <text:p>14118</text:p>
              </table:table-cell>
              <table:table-cell office:value-type="float" office:value="21192">
                <text:p>21192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440">
                <text:p>13440</text:p>
              </table:table-cell>
              <table:table-cell office:value-type="float" office:value="21575">
                <text:p>21575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642">
                <text:p>12642</text:p>
              </table:table-cell>
              <table:table-cell office:value-type="float" office:value="21536">
                <text:p>21536</text:p>
              </table:table-cell>
              <table:table-cell office:value-type="float" office:value="32321">
                <text:p>3232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768">
                <text:p>12768</text:p>
              </table:table-cell>
              <table:table-cell office:value-type="float" office:value="18859">
                <text:p>18859</text:p>
              </table:table-cell>
              <table:table-cell office:value-type="float" office:value="30002">
                <text:p>300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3083">
                <text:p>13083</text:p>
              </table:table-cell>
              <table:table-cell office:value-type="float" office:value="18456">
                <text:p>18456</text:p>
              </table:table-cell>
              <table:table-cell office:value-type="float" office:value="29342">
                <text:p>2934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868">
                <text:p>10868</text:p>
              </table:table-cell>
              <table:table-cell office:value-type="float" office:value="17920">
                <text:p>17920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393">
                <text:p>10393</text:p>
              </table:table-cell>
              <table:table-cell office:value-type="float" office:value="17160">
                <text:p>17160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700">
                <text:p>11700</text:p>
              </table:table-cell>
              <table:table-cell office:value-type="float" office:value="17280">
                <text:p>17280</text:p>
              </table:table-cell>
              <table:table-cell office:value-type="float" office:value="25332">
                <text:p>253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06">
                <text:p>12006</text:p>
              </table:table-cell>
              <table:table-cell office:value-type="float" office:value="17444">
                <text:p>17444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455">
                <text:p>10455</text:p>
              </table:table-cell>
              <table:table-cell office:value-type="float" office:value="15808">
                <text:p>15808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393">
                <text:p>10393</text:p>
              </table:table-cell>
              <table:table-cell office:value-type="float" office:value="15552">
                <text:p>15552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608">
                <text:p>10608</text:p>
              </table:table-cell>
              <table:table-cell office:value-type="float" office:value="16815">
                <text:p>16815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9673">
                <text:p>9673</text:p>
              </table:table-cell>
              <table:table-cell office:value-type="float" office:value="15808">
                <text:p>15808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8755">
                <text:p>8755</text:p>
              </table:table-cell>
              <table:table-cell office:value-type="float" office:value="14820">
                <text:p>14820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180">
                <text:p>9180</text:p>
              </table:table-cell>
              <table:table-cell office:value-type="float" office:value="15930">
                <text:p>15930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064">
                <text:p>10064</text:p>
              </table:table-cell>
              <table:table-cell office:value-type="float" office:value="16506">
                <text:p>16506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367">
                <text:p>9367</text:p>
              </table:table-cell>
              <table:table-cell office:value-type="float" office:value="15540">
                <text:p>15540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9180">
                <text:p>9180</text:p>
              </table:table-cell>
              <table:table-cell office:value-type="float" office:value="15120">
                <text:p>15120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9078">
                <text:p>9078</text:p>
              </table:table-cell>
              <table:table-cell office:value-type="float" office:value="15124">
                <text:p>15124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9843">
                <text:p>9843</text:p>
              </table:table-cell>
              <table:table-cell office:value-type="float" office:value="15633">
                <text:p>15633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619">
                <text:p>8619</text:p>
              </table:table-cell>
              <table:table-cell office:value-type="float" office:value="14412">
                <text:p>14412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260">
                <text:p>10260</text:p>
              </table:table-cell>
              <table:table-cell office:value-type="float" office:value="15366">
                <text:p>15366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146">
                <text:p>10146</text:p>
              </table:table-cell>
              <table:table-cell office:value-type="float" office:value="15408">
                <text:p>15408</text:p>
              </table:table-cell>
              <table:table-cell office:value-type="float" office:value="25680">
                <text:p>25680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777">
                <text:p>6777</text:p>
              </table:table-cell>
              <table:table-cell office:value-type="float" office:value="13706">
                <text:p>13706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061">
                <text:p>6061</text:p>
              </table:table-cell>
              <table:table-cell office:value-type="float" office:value="12746">
                <text:p>12746</text:p>
              </table:table-cell>
              <table:table-cell office:value-type="float" office:value="24360">
                <text:p>2436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294">
                <text:p>5294</text:p>
              </table:table-cell>
              <table:table-cell office:value-type="float" office:value="11995">
                <text:p>11995</text:p>
              </table:table-cell>
              <table:table-cell office:value-type="float" office:value="24140">
                <text:p>24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110">
                <text:p>5110</text:p>
              </table:table-cell>
              <table:table-cell office:value-type="float" office:value="11992">
                <text:p>11992</text:p>
              </table:table-cell>
              <table:table-cell office:value-type="float" office:value="25170">
                <text:p>2517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573">
                <text:p>4573</text:p>
              </table:table-cell>
              <table:table-cell office:value-type="float" office:value="10732">
                <text:p>10732</text:p>
              </table:table-cell>
              <table:table-cell office:value-type="float" office:value="23340">
                <text:p>23340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3822">
                <text:p>3822</text:p>
              </table:table-cell>
              <table:table-cell office:value-type="float" office:value="12075">
                <text:p>12075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3195">
                <text:p>3195</text:p>
              </table:table-cell>
              <table:table-cell office:value-type="float" office:value="11742">
                <text:p>11742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2670">
                <text:p>2670</text:p>
              </table:table-cell>
              <table:table-cell office:value-type="float" office:value="11482">
                <text:p>11482</text:p>
              </table:table-cell>
              <table:table-cell office:value-type="float" office:value="28327">
                <text:p>2832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232">
                <text:p>2232</text:p>
              </table:table-cell>
              <table:table-cell office:value-type="float" office:value="11224">
                <text:p>11224</text:p>
              </table:table-cell>
              <table:table-cell office:value-type="float" office:value="29051">
                <text:p>2905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6">
                <text:p>1866</text:p>
              </table:table-cell>
              <table:table-cell office:value-type="float" office:value="11131">
                <text:p>11131</text:p>
              </table:table-cell>
              <table:table-cell office:value-type="float" office:value="29794">
                <text:p>2979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559">
                <text:p>1559</text:p>
              </table:table-cell>
              <table:table-cell office:value-type="float" office:value="11003">
                <text:p>11003</text:p>
              </table:table-cell>
              <table:table-cell office:value-type="float" office:value="30557">
                <text:p>3055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303">
                <text:p>1303</text:p>
              </table:table-cell>
              <table:table-cell office:value-type="float" office:value="10683">
                <text:p>10683</text:p>
              </table:table-cell>
              <table:table-cell office:value-type="float" office:value="31338">
                <text:p>3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42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85.25">
                <text:p>7585.2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498.66666666667">
                <text:p>749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5cm" svg:y="1.404cm" svg:width="31.31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7.4133333333333">
                <text:p>17.41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3cm" svg:y="1.352cm" svg:width="31.76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1330084359185">
                <text:p>1.2133008435918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9751243935298">
                <text:p>1.2975124393529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058798183688">
                <text:p>1.250587981836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262241214114">
                <text:p>1.1226224121411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295372537103">
                <text:p>1.1829537253710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075524743383">
                <text:p>1.2107552474338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647450485745">
                <text:p>1.2164745048574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32411339340558">
                <text:p>1.3241133934055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185412229908">
                <text:p>1.2818541222990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412005005234">
                <text:p>1.2641200500523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535397594568">
                <text:p>1.0553539759456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303456770863">
                <text:p>1.0630345677086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91470949734">
                <text:p>1.09147094973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26667972408">
                <text:p>1.1182666797240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341856898735">
                <text:p>1.0834185689873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91888918282">
                <text:p>1.109188891828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7095905242219">
                <text:p>1.070959052422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40472981438">
                <text:p>1.01404729814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899040341492">
                <text:p>1.0689904034149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7535536441829">
                <text:p>1.0753553644182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300278913705">
                <text:p>1.043002789137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404119555989">
                <text:p>1.024041195559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431393531923">
                <text:p>1.0443139353192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336631045396">
                <text:p>1.0633663104539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2278350297081">
                <text:p>1.0227835029708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411425404582">
                <text:p>1.0841142540458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6650780103959">
                <text:p>1.1665078010395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547631372945">
                <text:p>1.1854763137294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718659015705">
                <text:p>1.197186590157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566584809859">
                <text:p>1.1856658480985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384385726459">
                <text:p>1.1638438572645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532734840317">
                <text:p>1.1053273484031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697981442293">
                <text:p>1.196979814422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784042292345">
                <text:p>1.1978404229234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696055570132">
                <text:p>1.1569605557013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05852148888">
                <text:p>1.1070585214888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7398307264792">
                <text:p>0.98739830726479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8782910762809">
                <text:p>0.98878291076280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876187189361">
                <text:p>1.158761871893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5439615591991">
                <text:p>0.9854396155919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6659693299">
                <text:p>0.986665969329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38215041301">
                <text:p>1.004382150413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989269142034">
                <text:p>0.9819892691420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47745483600207">
                <text:p>0.94774548360020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69809667869892">
                <text:p>0.96980966786989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58775034508638">
                <text:p>0.85877503450863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71245472967901">
                <text:p>0.871245472967901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75780793741584">
                <text:p>0.97578079374158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1300129902444">
                <text:p>0.99130012990244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31853222161502">
                <text:p>0.83185322216150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22859387053705">
                <text:p>0.82285938705370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53620823025802">
                <text:p>0.8536208230258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02208472395786">
                <text:p>0.90220847239578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71420953369141">
                <text:p>0.9714209533691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85755225737743">
                <text:p>0.9857552257377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6097683373311">
                <text:p>1.0609768337331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9500869660688">
                <text:p>0.9895008696606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3206386990017">
                <text:p>1.0320638699001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238319528233">
                <text:p>1.0123831952823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9500869660688">
                <text:p>0.9895008696606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238319528233">
                <text:p>1.0123831952823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7656787191889">
                <text:p>0.97765678719188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85170489408327">
                <text:p>0.98517048940832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09051020447531">
                <text:p>1.0905102044753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05470982444633">
                <text:p>1.0547098244463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857302660242203">
                <text:p>0.85730266024220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2076342241166">
                <text:p>0.97207634224116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40763499280936">
                <text:p>0.84076349928093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4549581977684">
                <text:p>0.97454958197768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95975636639344">
                <text:p>0.89597563663934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664978326179882">
                <text:p>0.66497832617988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586953914971866">
                <text:p>0.58695391497186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54973715243117">
                <text:p>0.85497371524311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23300167229539">
                <text:p>0.92330016722953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8066066665059">
                <text:p>1.0806606666505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3687017602599">
                <text:p>1.036870176025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50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8492">
                <text:p>184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1021.6666666667">
                <text:p>2102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